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6.003cm"/>
    </style:style>
    <style:style style:name="co16" style:family="table-column">
      <style:table-column-properties fo:break-before="auto" style:column-width="2.743cm"/>
    </style:style>
    <style:style style:name="co17" style:family="table-column">
      <style:table-column-properties fo:break-before="auto" style:column-width="2.332cm"/>
    </style:style>
    <style:style style:name="co18"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235cm" fo:break-before="auto" style:use-optimal-row-height="true"/>
    </style:style>
    <style:style style:name="ro5" style:family="table-row">
      <style:table-row-properties style:row-height="1.623cm" fo:break-before="auto" style:use-optimal-row-height="true"/>
    </style:style>
    <style:style style:name="ro6" style:family="table-row">
      <style:table-row-properties style:row-height="0.847cm" fo:break-before="auto" style:use-optimal-row-height="true"/>
    </style:style>
    <style:style style:name="ro7" style:family="table-row">
      <style:table-row-properties style:row-height="1.341cm" fo:break-before="auto" style:use-optimal-row-height="true"/>
    </style:style>
    <style:style style:name="ro8" style:family="table-row">
      <style:table-row-properties style:row-height="1.729cm" fo:break-before="auto" style:use-optimal-row-height="true"/>
    </style:style>
    <style:style style:name="ro9" style:family="table-row">
      <style:table-row-properties style:row-height="2.117cm" fo:break-before="auto" style:use-optimal-row-height="true"/>
    </style:style>
    <style:style style:name="ro10" style:family="table-row">
      <style:table-row-properties style:row-height="6.403cm" fo:break-before="auto" style:use-optimal-row-height="true"/>
    </style:style>
    <style:style style:name="ro11" style:family="table-row">
      <style:table-row-properties style:row-height="8.343cm" fo:break-before="auto" style:use-optimal-row-height="true"/>
    </style:style>
    <style:style style:name="ro12" style:family="table-row">
      <style:table-row-properties style:row-height="2.505cm" fo:break-before="auto" style:use-optimal-row-height="true"/>
    </style:style>
    <style:style style:name="ro13" style:family="table-row">
      <style:table-row-properties style:row-height="0.953cm" fo:break-before="auto" style:use-optimal-row-height="true"/>
    </style:style>
    <style:style style:name="ro14" style:family="table-row">
      <style:table-row-properties style:row-height="2.893cm" fo:break-before="auto" style:use-optimal-row-height="true"/>
    </style:style>
    <style:style style:name="ro15" style:family="table-row">
      <style:table-row-properties style:row-height="0.547cm" fo:break-before="auto" style:use-optimal-row-height="true"/>
    </style:style>
    <style:style style:name="ro16" style:family="table-row">
      <style:table-row-properties style:row-height="3.175cm" fo:break-before="auto" style:use-optimal-row-height="true"/>
    </style:style>
    <style:style style:name="ro17" style:family="table-row">
      <style:table-row-properties style:row-height="0.452cm" fo:break-before="auto" style:use-optimal-row-height="true"/>
    </style:style>
    <style:style style:name="ro18" style:family="table-row">
      <style:table-row-properties style:row-height="4.463cm" fo:break-before="auto" style:use-optimal-row-height="true"/>
    </style:style>
    <style:style style:name="ro19" style:family="table-row">
      <style:table-row-properties style:row-height="3.281cm" fo:break-before="auto" style:use-optimal-row-height="true"/>
    </style:style>
    <style:style style:name="ro20" style:family="table-row">
      <style:table-row-properties style:row-height="6.791cm" fo:break-before="auto" style:use-optimal-row-height="true"/>
    </style:style>
    <style:style style:name="ro21" style:family="table-row">
      <style:table-row-properties style:row-height="6.015cm" fo:break-before="auto" style:use-optimal-row-height="true"/>
    </style:style>
    <style:style style:name="ro22" style:family="table-row">
      <style:table-row-properties style:row-height="5.239cm" fo:break-before="auto" style:use-optimal-row-height="true"/>
    </style:style>
    <style:style style:name="ro23" style:family="table-row">
      <style:table-row-properties style:row-height="3.669cm" fo:break-before="auto" style:use-optimal-row-height="true"/>
    </style:style>
    <style:style style:name="ro24" style:family="table-row">
      <style:table-row-properties style:row-height="9.119cm" fo:break-before="auto" style:use-optimal-row-height="true"/>
    </style:style>
    <style:style style:name="ro25" style:family="table-row">
      <style:table-row-properties style:row-height="4.075cm" fo:break-before="auto" style:use-optimal-row-height="true"/>
    </style:style>
    <style:style style:name="ro26" style:family="table-row">
      <style:table-row-properties style:row-height="5.627cm" fo:break-before="auto" style:use-optimal-row-height="true"/>
    </style:style>
    <style:style style:name="ro27" style:family="table-row">
      <style:table-row-properties style:row-height="7.179cm" fo:break-before="auto" style:use-optimal-row-height="true"/>
    </style:style>
    <style:style style:name="ro28" style:family="table-row">
      <style:table-row-properties style:row-height="4.851cm" fo:break-before="auto" style:use-optimal-row-height="true"/>
    </style:style>
    <style:style style:name="ro29" style:family="table-row">
      <style:table-row-properties style:row-height="2.903cm" fo:break-before="auto" style:use-optimal-row-height="true"/>
    </style:style>
    <style:style style:name="ro30" style:family="table-row">
      <style:table-row-properties style:row-height="3.678cm" fo:break-before="auto" style:use-optimal-row-height="true"/>
    </style:style>
    <style:style style:name="ro31" style:family="table-row">
      <style:table-row-properties style:row-height="3.29cm" fo:break-before="auto" style:use-optimal-row-height="true"/>
    </style:style>
    <style:style style:name="ro32" style:family="table-row">
      <style:table-row-properties style:row-height="7.184cm" fo:break-before="auto" style:use-optimal-row-height="true"/>
    </style:style>
    <style:style style:name="ta1" style:family="table" style:master-page-name="Default">
      <style:table-properties table:display="true" style:writing-mode="lr-tb"/>
    </style:style>
    <style:style style:name="ce66"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7"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69"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71" style:family="table-cell" style:parent-style-name="Default">
      <style:table-cell-properties style:text-align-source="fix" style:repeat-content="false" fo:wrap-option="wrap" style:vertical-align="middle"/>
      <style:paragraph-properties fo:text-align="start" fo:margin-left="0cm"/>
    </style:style>
    <style:style style:name="ce11" style:family="table-cell" style:parent-style-name="Default">
      <style:table-cell-properties style:text-align-source="fix" style:repeat-content="false" fo:wrap-option="wrap" fo:padding="0.101cm" style:vertical-align="middle"/>
      <style:paragraph-properties fo:text-align="start" fo:margin-left="0cm"/>
    </style:style>
    <style:style style:name="ce75" style:family="table-cell" style:parent-style-name="Default">
      <style:table-cell-properties fo:wrap-option="wrap" fo:padding="0.101cm"/>
    </style:style>
    <style:style style:name="ce76"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wrap-option="wrap"/>
    </style:style>
    <style:style style:name="ce22" style:family="table-cell" style:parent-style-name="Default">
      <style:table-cell-properties style:text-align-source="fix" style:repeat-content="false" fo:wrap-option="wrap"/>
      <style:paragraph-properties fo:text-align="start" fo:margin-left="0cm"/>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86"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0"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1"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92"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93"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94"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95" style:family="table-cell" style:parent-style-name="Default">
      <style:table-cell-properties style:text-align-source="fix" style:repeat-content="false" fo:wrap-option="wrap" fo:padding="0.101cm" style:vertical-align="automatic"/>
      <style:paragraph-properties fo:text-align="center" fo:margin-left="0cm"/>
    </style:style>
    <style:style style:name="ce8"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65"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9" style:family="table-cell" style:parent-style-name="Default">
      <style:table-cell-properties fo:wrap-option="wrap" fo:border="0.06pt solid #000000" fo:padding="0.101cm"/>
    </style:style>
    <style:style style:name="ce6" style:family="table-cell" style:parent-style-name="Default">
      <style:table-cell-properties style:text-align-source="fix" style:repeat-content="false" fo:wrap-option="wrap" fo:padding="0.101cm" style:vertical-align="middle"/>
      <style:paragraph-properties fo:text-align="start" fo:margin-left="0cm"/>
    </style:style>
    <style:style style:name="ce10"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50" style:family="table-cell" style:parent-style-name="Default">
      <style:table-cell-properties fo:wrap-option="wrap" fo:padding="0.101cm"/>
      <style:text-properties fo:color="#abcbd8"/>
    </style:style>
    <style:style style:name="ce43" style:family="table-cell" style:parent-style-name="En-tête_20_de_20_tableau">
      <style:table-cell-properties style:text-align-source="fix" style:repeat-content="false" style:vertical-align="middle"/>
      <style:paragraph-properties fo:text-align="center"/>
    </style:style>
    <style:style style:name="ce44" style:family="table-cell" style:parent-style-name="Default">
      <style:table-cell-properties fo:wrap-option="wrap" fo:padding="0.101cm"/>
      <style:text-properties style:font-name="Liberation Sans"/>
    </style:style>
    <style:style style:name="ce1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13"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7"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E6"/>
      <style:map style:condition="is-true-formula(MOD(ROW()0.2=0))" style:apply-style-name="Fond_20_gris" style:base-cell-address="'Règles (modèle)'.E6"/>
    </style:style>
    <style:style style:name="ce59"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60"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24" style:family="table-cell" style:parent-style-name="Default">
      <style:table-cell-properties fo:wrap-option="wrap" fo:padding="0.101cm"/>
      <style:text-properties fo:font-weight="normal" style:font-weight-asian="normal" style:font-weight-complex="normal"/>
    </style:style>
    <style:style style:name="ce6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1.E4"/>
      <style:map style:condition="cell-content()=&quot;Problème non détecté&quot;" style:apply-style-name="Statut_20_-_20_Non_20__28_problème_20_non_20_détecté_29_" style:base-cell-address="P01.E4"/>
      <style:map style:condition="cell-content()=&quot;NA&quot;" style:apply-style-name="Statut_20_-_20_NA" style:base-cell-address="P01.E4"/>
      <style:map style:condition="cell-content()=&quot;NT&quot;" style:apply-style-name="Statut_20_-_20_NT" style:base-cell-address="P01.E4"/>
    </style:style>
    <style:style style:name="ce64"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1.E4"/>
      <style:map style:condition="cell-content()=&quot;Problème non détecté&quot;" style:apply-style-name="Statut_20_-_20_Non_20__28_problème_20_non_20_détecté_29_" style:base-cell-address="P01.E4"/>
      <style:map style:condition="cell-content()=&quot;NA&quot;" style:apply-style-name="Statut_20_-_20_NA" style:base-cell-address="P01.E4"/>
      <style:map style:condition="cell-content()=&quot;NT&quot;" style:apply-style-name="Statut_20_-_20_NT" style:base-cell-address="P01.E4"/>
    </style:style>
    <style:style style:name="ce7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2.E4"/>
      <style:map style:condition="cell-content()=&quot;Problème non détecté&quot;" style:apply-style-name="Statut_20_-_20_Non_20__28_problème_20_non_20_détecté_29_" style:base-cell-address="P02.E4"/>
      <style:map style:condition="cell-content()=&quot;NA&quot;" style:apply-style-name="Statut_20_-_20_NA" style:base-cell-address="P02.E4"/>
      <style:map style:condition="cell-content()=&quot;NT&quot;" style:apply-style-name="Statut_20_-_20_NT" style:base-cell-address="P02.E4"/>
    </style:style>
    <style:style style:name="ce74"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2.E4"/>
      <style:map style:condition="cell-content()=&quot;Problème non détecté&quot;" style:apply-style-name="Statut_20_-_20_Non_20__28_problème_20_non_20_détecté_29_" style:base-cell-address="P02.E4"/>
      <style:map style:condition="cell-content()=&quot;NA&quot;" style:apply-style-name="Statut_20_-_20_NA" style:base-cell-address="P02.E4"/>
      <style:map style:condition="cell-content()=&quot;NT&quot;" style:apply-style-name="Statut_20_-_20_NT" style:base-cell-address="P02.E4"/>
    </style:style>
    <style:style style:name="ce7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3.E4"/>
      <style:map style:condition="cell-content()=&quot;Problème non détecté&quot;" style:apply-style-name="Statut_20_-_20_Non_20__28_problème_20_non_20_détecté_29_" style:base-cell-address="P03.E4"/>
      <style:map style:condition="cell-content()=&quot;NA&quot;" style:apply-style-name="Statut_20_-_20_NA" style:base-cell-address="P03.E4"/>
      <style:map style:condition="cell-content()=&quot;NT&quot;" style:apply-style-name="Statut_20_-_20_NT" style:base-cell-address="P03.E4"/>
    </style:style>
    <style:style style:name="ce80"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3.E4"/>
      <style:map style:condition="cell-content()=&quot;Problème non détecté&quot;" style:apply-style-name="Statut_20_-_20_Non_20__28_problème_20_non_20_détecté_29_" style:base-cell-address="P03.E4"/>
      <style:map style:condition="cell-content()=&quot;NA&quot;" style:apply-style-name="Statut_20_-_20_NA" style:base-cell-address="P03.E4"/>
      <style:map style:condition="cell-content()=&quot;NT&quot;" style:apply-style-name="Statut_20_-_20_NT" style:base-cell-address="P03.E4"/>
    </style:style>
    <style:style style:name="ce8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4.E4"/>
      <style:map style:condition="cell-content()=&quot;Problème non détecté&quot;" style:apply-style-name="Statut_20_-_20_Non_20__28_problème_20_non_20_détecté_29_" style:base-cell-address="P04.E4"/>
      <style:map style:condition="cell-content()=&quot;NA&quot;" style:apply-style-name="Statut_20_-_20_NA" style:base-cell-address="P04.E4"/>
      <style:map style:condition="cell-content()=&quot;NT&quot;" style:apply-style-name="Statut_20_-_20_NT" style:base-cell-address="P04.E4"/>
    </style:style>
    <style:style style:name="ce84"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4.E4"/>
      <style:map style:condition="cell-content()=&quot;Problème non détecté&quot;" style:apply-style-name="Statut_20_-_20_Non_20__28_problème_20_non_20_détecté_29_" style:base-cell-address="P04.E4"/>
      <style:map style:condition="cell-content()=&quot;NA&quot;" style:apply-style-name="Statut_20_-_20_NA" style:base-cell-address="P04.E4"/>
      <style:map style:condition="cell-content()=&quot;NT&quot;" style:apply-style-name="Statut_20_-_20_NT" style:base-cell-address="P04.E4"/>
    </style:style>
    <style:style style:name="ce8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5.E4"/>
      <style:map style:condition="cell-content()=&quot;Problème non détecté&quot;" style:apply-style-name="Statut_20_-_20_Non_20__28_problème_20_non_20_détecté_29_" style:base-cell-address="P05.E4"/>
      <style:map style:condition="cell-content()=&quot;NA&quot;" style:apply-style-name="Statut_20_-_20_NA" style:base-cell-address="P05.E4"/>
      <style:map style:condition="cell-content()=&quot;NT&quot;" style:apply-style-name="Statut_20_-_20_NT" style:base-cell-address="P05.E4"/>
    </style:style>
    <style:style style:name="ce96"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5.E4"/>
      <style:map style:condition="cell-content()=&quot;Problème non détecté&quot;" style:apply-style-name="Statut_20_-_20_Non_20__28_problème_20_non_20_détecté_29_" style:base-cell-address="P05.E4"/>
      <style:map style:condition="cell-content()=&quot;NA&quot;" style:apply-style-name="Statut_20_-_20_NA" style:base-cell-address="P05.E4"/>
      <style:map style:condition="cell-content()=&quot;NT&quot;" style:apply-style-name="Statut_20_-_20_NT" style:base-cell-address="P05.E4"/>
    </style:style>
    <style:style style:name="ce9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6.E4"/>
      <style:map style:condition="cell-content()=&quot;Problème non détecté&quot;" style:apply-style-name="Statut_20_-_20_Non_20__28_problème_20_non_20_détecté_29_" style:base-cell-address="P06.E4"/>
      <style:map style:condition="cell-content()=&quot;NA&quot;" style:apply-style-name="Statut_20_-_20_NA" style:base-cell-address="P06.E4"/>
      <style:map style:condition="cell-content()=&quot;NT&quot;" style:apply-style-name="Statut_20_-_20_NT" style:base-cell-address="P06.E4"/>
    </style:style>
    <style:style style:name="ce98"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6.E4"/>
      <style:map style:condition="cell-content()=&quot;Problème non détecté&quot;" style:apply-style-name="Statut_20_-_20_Non_20__28_problème_20_non_20_détecté_29_" style:base-cell-address="P06.E4"/>
      <style:map style:condition="cell-content()=&quot;NA&quot;" style:apply-style-name="Statut_20_-_20_NA" style:base-cell-address="P06.E4"/>
      <style:map style:condition="cell-content()=&quot;NT&quot;" style:apply-style-name="Statut_20_-_20_NT" style:base-cell-address="P06.E4"/>
    </style:style>
    <style:style style:name="ce9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7.E4"/>
      <style:map style:condition="cell-content()=&quot;Problème non détecté&quot;" style:apply-style-name="Statut_20_-_20_Non_20__28_problème_20_non_20_détecté_29_" style:base-cell-address="P07.E4"/>
      <style:map style:condition="cell-content()=&quot;NA&quot;" style:apply-style-name="Statut_20_-_20_NA" style:base-cell-address="P07.E4"/>
      <style:map style:condition="cell-content()=&quot;NT&quot;" style:apply-style-name="Statut_20_-_20_NT" style:base-cell-address="P07.E4"/>
    </style:style>
    <style:style style:name="ce100"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7.E4"/>
      <style:map style:condition="cell-content()=&quot;Problème non détecté&quot;" style:apply-style-name="Statut_20_-_20_Non_20__28_problème_20_non_20_détecté_29_" style:base-cell-address="P07.E4"/>
      <style:map style:condition="cell-content()=&quot;NA&quot;" style:apply-style-name="Statut_20_-_20_NA" style:base-cell-address="P07.E4"/>
      <style:map style:condition="cell-content()=&quot;NT&quot;" style:apply-style-name="Statut_20_-_20_NT" style:base-cell-address="P07.E4"/>
    </style:style>
    <style:style style:name="ce10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8.E4"/>
      <style:map style:condition="cell-content()=&quot;Problème non détecté&quot;" style:apply-style-name="Statut_20_-_20_Non_20__28_problème_20_non_20_détecté_29_" style:base-cell-address="P08.E4"/>
      <style:map style:condition="cell-content()=&quot;NA&quot;" style:apply-style-name="Statut_20_-_20_NA" style:base-cell-address="P08.E4"/>
      <style:map style:condition="cell-content()=&quot;NT&quot;" style:apply-style-name="Statut_20_-_20_NT" style:base-cell-address="P08.E4"/>
    </style:style>
    <style:style style:name="ce102"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8.E4"/>
      <style:map style:condition="cell-content()=&quot;Problème non détecté&quot;" style:apply-style-name="Statut_20_-_20_Non_20__28_problème_20_non_20_détecté_29_" style:base-cell-address="P08.E4"/>
      <style:map style:condition="cell-content()=&quot;NA&quot;" style:apply-style-name="Statut_20_-_20_NA" style:base-cell-address="P08.E4"/>
      <style:map style:condition="cell-content()=&quot;NT&quot;" style:apply-style-name="Statut_20_-_20_NT" style:base-cell-address="P08.E4"/>
    </style:style>
    <style:style style:name="ce10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9.E4"/>
      <style:map style:condition="cell-content()=&quot;Problème non détecté&quot;" style:apply-style-name="Statut_20_-_20_Non_20__28_problème_20_non_20_détecté_29_" style:base-cell-address="P09.E4"/>
      <style:map style:condition="cell-content()=&quot;NA&quot;" style:apply-style-name="Statut_20_-_20_NA" style:base-cell-address="P09.E4"/>
      <style:map style:condition="cell-content()=&quot;NT&quot;" style:apply-style-name="Statut_20_-_20_NT" style:base-cell-address="P09.E4"/>
    </style:style>
    <style:style style:name="ce104"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9.E4"/>
      <style:map style:condition="cell-content()=&quot;Problème non détecté&quot;" style:apply-style-name="Statut_20_-_20_Non_20__28_problème_20_non_20_détecté_29_" style:base-cell-address="P09.E4"/>
      <style:map style:condition="cell-content()=&quot;NA&quot;" style:apply-style-name="Statut_20_-_20_NA" style:base-cell-address="P09.E4"/>
      <style:map style:condition="cell-content()=&quot;NT&quot;" style:apply-style-name="Statut_20_-_20_NT" style:base-cell-address="P09.E4"/>
    </style:style>
    <style:style style:name="ce10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10.E4"/>
      <style:map style:condition="cell-content()=&quot;Problème non détecté&quot;" style:apply-style-name="Statut_20_-_20_Non_20__28_problème_20_non_20_détecté_29_" style:base-cell-address="P10.E4"/>
      <style:map style:condition="cell-content()=&quot;NA&quot;" style:apply-style-name="Statut_20_-_20_NA" style:base-cell-address="P10.E4"/>
      <style:map style:condition="cell-content()=&quot;NT&quot;" style:apply-style-name="Statut_20_-_20_NT" style:base-cell-address="P10.E4"/>
    </style:style>
    <style:style style:name="ce106"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10.E4"/>
      <style:map style:condition="cell-content()=&quot;Problème non détecté&quot;" style:apply-style-name="Statut_20_-_20_Non_20__28_problème_20_non_20_détecté_29_" style:base-cell-address="P10.E4"/>
      <style:map style:condition="cell-content()=&quot;NA&quot;" style:apply-style-name="Statut_20_-_20_NA" style:base-cell-address="P10.E4"/>
      <style:map style:condition="cell-content()=&quot;NT&quot;" style:apply-style-name="Statut_20_-_20_NT" style:base-cell-address="P10.E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7"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8"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font-name="Liberation Sans" fo:font-size="10pt" fo:font-weight="normal" style:text-underline-style="solid" style:text-underline-width="auto"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Problème(s) détecté(s)&quot;;&quot;Problème non détecté&quot;;&quot;NA&quot;;&quot;NT&quot;)" table:allow-empty-cell="false" table:display-list="unsorted" table:base-cell-address="P01.E4">
          <table:error-message table:message-type="stop" table:display="true"/>
        </table:content-validation>
      </table:content-validations>
      <table:table table:name="Mode d'emploi" table:style-name="ta1">
        <office:forms form:automatic-focus="false" form:apply-design-mode="false"/>
        <table:table-column table:style-name="co1" table:default-cell-style-name="ce75"/>
        <table:table-column table:style-name="co2" table:default-cell-style-name="ce75"/>
        <table:table-column table:style-name="co3" table:default-cell-style-name="ce75"/>
        <table:table-column table:style-name="co4" table:number-columns-repeated="1021" table:default-cell-style-name="ce75"/>
        <table:table-row table:style-name="ro1">
          <table:table-cell table:style-name="ce66" table:formula="of:=[$'Règles (modèle)'.A1]" office:value-type="string" office:string-value="RGAA 4.1 – Grille d’audit flash graphisme (checklist) – version 1.1" calcext:value-type="string" table:number-columns-spanned="5" table:number-rows-spanned="1">
            <text:p>RGAA 4.1 – Grille d’audit flash graphisme (checklist) – version 1.1</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67" office:value-type="string" calcext:value-type="string" table:number-columns-spanned="5" table:number-rows-spanned="1">
            <text:p>Mode d’emploi</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68" office:value-type="string" calcext:value-type="string">
            <text:p>Autrice de l’outil :</text:p>
          </table:table-cell>
          <table:table-cell table:style-name="ce20" office:value-type="string" calcext:value-type="string">
            <text:p>Copsaé</text:p>
          </table:table-cell>
          <table:table-cell table:style-name="ce20" office:value-type="string" calcext:value-type="string" table:number-columns-spanned="3" table:number-rows-spanned="1">
            <text:p><text:a xlink:href="https://www.copsae.fr/" xlink:type="simple">https://www.copsae.fr/</text:a></text:p>
          </table:table-cell>
          <table:covered-table-cell table:style-name="ce20"/>
          <table:covered-table-cell table:style-name="ce88"/>
          <table:table-cell table:number-columns-repeated="1019"/>
        </table:table-row>
        <table:table-row table:style-name="ro3">
          <table:table-cell table:style-name="ce69" office:value-type="string" calcext:value-type="string">
            <text:p>Source de l’outil :</text:p>
          </table:table-cell>
          <table:table-cell table:style-name="ce11"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table-cell table:number-columns-repeated="1019"/>
        </table:table-row>
        <table:table-row table:style-name="ro3">
          <table:table-cell table:style-name="ce69"/>
          <table:table-cell table:style-name="ce11"/>
          <table:table-cell table:number-columns-repeated="1022"/>
        </table:table-row>
        <table:table-row table:style-name="ro2">
          <table:table-cell table:style-name="ce70" office:value-type="string" calcext:value-type="string" table:number-columns-spanned="5" table:number-rows-spanned="1">
            <text:p>Qu’est-ce qu’un audit flash graphisme ?</text:p>
          </table:table-cell>
          <table:covered-table-cell table:number-columns-repeated="4"/>
          <table:table-cell table:number-columns-repeated="1019"/>
        </table:table-row>
        <table:table-row table:style-name="ro4">
          <table:table-cell table:style-name="ce71" office:value-type="string" calcext:value-type="string" table:number-columns-spanned="5" table:number-rows-spanned="1">
            <text:p>Un audit flash graphisme est un audit rapide des maquettes graphiques. Il s’appuie sur 52 critères du RGAA 4.1 (sur 106 en tout). Ces critères concernent, selon nous, directement ou indirectement les maquettes graphiques.</text:p>
          </table:table-cell>
          <table:covered-table-cell table:number-columns-repeated="4" table:style-name="ce82"/>
          <table:table-cell table:number-columns-repeated="1019"/>
        </table:table-row>
        <table:table-row table:style-name="ro3">
          <table:table-cell table:style-name="ce71" office:value-type="string" calcext:value-type="string" table:number-columns-spanned="5" table:number-rows-spanned="1">
            <text:p>Les critères ont été nécessairement reformulés en des règles qui concernent le graphisme.</text:p>
          </table:table-cell>
          <table:covered-table-cell table:number-columns-repeated="4" table:style-name="ce22"/>
          <table:table-cell table:number-columns-repeated="1019"/>
        </table:table-row>
        <table:table-row table:style-name="ro5">
          <table:table-cell table:style-name="ce71" office:value-type="string" calcext:value-type="string" table:number-columns-spanned="5" table:number-rows-spanned="1">
            <text:p>Certains critères RGAA ont été « exclus » de la liste car il nous semblait qu’ils concernaient plus la conception au sens large (rédaction des spécifications fonctionnelles…) et non uniquement le graphisme. Ainsi, la grille n’est pas exhaustive et il est possible de passer à côté de certains défauts d’accessibilité.</text:p>
          </table:table-cell>
          <table:covered-table-cell table:number-columns-repeated="4" table:style-name="ce22"/>
          <table:table-cell table:number-columns-repeated="1019"/>
        </table:table-row>
        <table:table-row table:style-name="ro6">
          <table:table-cell table:style-name="ce71"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82"/>
          <table:table-cell table:number-columns-repeated="1019"/>
        </table:table-row>
        <table:table-row table:style-name="ro6">
          <table:table-cell table:style-name="ce71" office:value-type="string" calcext:value-type="string" table:number-columns-spanned="5" table:number-rows-spanned="1">
            <text:p>L’objectif est de s’assurer de la bonne prise en compte des règles d’accessibilité dès le début du projet, avant le développement du site web.</text:p>
          </table:table-cell>
          <table:covered-table-cell table:number-columns-repeated="4" table:style-name="ce82"/>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Au départ, l’audit flash graphisme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7">
          <table:table-cell table:style-name="ce11" office:value-type="string" calcext:value-type="string" table:number-columns-spanned="5" table:number-rows-spanned="1">
            <text:p>Nous avons donc analysé les critères du RGAA au regard des implications qu’ils pouvaient avoir sur la conception au sens large (graphique et fonctionnelle) avant de réduire cette liste aux implications liées au graphisme uniquement.</text:p>
          </table:table-cell>
          <table:covered-table-cell table:number-columns-repeated="4" table:style-name="ce83"/>
          <table:table-cell table:number-columns-repeated="1019"/>
        </table:table-row>
        <table:table-row table:style-name="ro7">
          <table:table-cell table:style-name="ce11" office:value-type="string" calcext:value-type="string" table:number-columns-spanned="5" table:number-rows-spanned="1">
            <text:p>Ensuite, nous avons réécrit les règles de façon à ce qu’elles soient spécifiquement dédiées au graphisme. Certains critères du RGAA ont été regroupés entre eux, d’autres découpés plus finement en plusieurs règles.</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table-cell table:number-columns-repeated="1019"/>
        </table:table-row>
        <table:table-row table:style-name="ro8">
          <table:table-cell table:style-name="ce11" office:value-type="string" calcext:value-type="string" table:number-columns-spanned="5" table:number-rows-spanned="1">
            <text:p><text:span text:style-name="T1">10 pages : </text:span><text:span text:style-name="T2">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table-cell table:number-columns-repeated="1019"/>
        </table:table-row>
        <table:table-row table:style-name="ro9">
          <table:table-cell table:style-name="ce11" office:value-type="string" calcext:value-type="string" table:number-columns-spanned="5" table:number-rows-spanned="1">
            <text:p><text:span text:style-name="T1">Calculs :</text:span> L’audit flash graphisme ne concerne que le graphisme et ne peut donc pas se substituer à un audit de conformité.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table-cell table:number-columns-repeated="1019"/>
        </table:table-row>
        <table:table-row table:style-name="ro9">
          <table:table-cell table:style-name="ce11"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text:p>
          </table:table-cell>
          <table:covered-table-cell table:number-columns-repeated="4"/>
          <table:table-cell table:number-columns-repeated="1019"/>
        </table:table-row>
        <table:table-row table:style-name="ro10">
          <table:table-cell table:style-name="ce11" office:value-type="string" calcext:value-type="string" table:number-columns-spanned="5" table:number-rows-spanned="1">
            <text:p><text:span text:style-name="T1">Le statut pour chaque règle :</text:span> S’agissant d’une grille d’audit simplifié, il ne faut pas donner un statut identique au RGAA « Conforme »/« Non conforme ». Nous avons donc choisi de parler de « Problème détecté » ou non. Les valeurs possibles sont donc :</text:p>
            <text:p/>
            <text:p>– « <text:span text:style-name="T1">Problème(s) détecté(s)</text:span> » : Au moins un problème est relevé dans la page pour la règle en question ;</text:p>
            <text:p><text:span text:style-name="T3">– </text:span>« <text:span text:style-name="T1">Problème non détecté</text:span> » : Aucun problème n’a été détecté dans la page pour la règle en question (ce qui n’est pas un engagement ferme dans la mesure où cela dépendra des développements futurs) ;</text:p>
            <text:p><text:span text:style-name="T3">–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3">– </text:span>« <text:span text:style-name="T1">NT</text:span> » (« Non testé ») : La règle n’a pas encore été testée. Cela sert uniquement à mesurer la progression de l’audit.</text:p>
          </table:table-cell>
          <table:covered-table-cell table:number-columns-repeated="4"/>
          <table:table-cell table:number-columns-repeated="1019"/>
        </table:table-row>
        <table:table-row table:style-name="ro11">
          <table:table-cell table:style-name="ce11"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3">–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3">–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table-cell table:number-columns-repeated="1019"/>
        </table:table-row>
        <table:table-row table:style-name="ro8">
          <table:table-cell table:style-name="ce11"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augmenter le nombre de pages dans la grille ?</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1. <text:span text:style-name="T1">Insérer une nouvelle ligne dans le tableau de l’onglet « Échantillon »</text:span> et renseigner, dans chaque case correspondante, le numéro de page, le titre de la page, l’URL et un commentaire si nécessaire ;</text:p>
          </table:table-cell>
          <table:covered-table-cell table:number-columns-repeated="4"/>
          <table:table-cell table:number-columns-repeated="1019"/>
        </table:table-row>
        <table:table-row table:style-name="ro8">
          <table:table-cell table:style-name="ce11" office:value-type="string" calcext:value-type="string" table:number-columns-spanned="5" table:number-rows-spanned="1">
            <text:p>2. <text:span text:style-name="T1">Dupliquer le dernier onglet :</text:span>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p>
          </table:table-cell>
          <table:covered-table-cell table:number-columns-repeated="4"/>
          <table:table-cell table:number-columns-repeated="1019"/>
        </table:table-row>
        <table:table-row table:style-name="ro8">
          <table:table-cell table:style-name="ce11" office:value-type="string" calcext:value-type="string" table:number-columns-spanned="5" table:number-rows-spanned="1">
            <text:p>3. En principe, l’onglet s’affiche à peu près correctement. Cependant, il faut <text:span text:style-name="T1">corriger la formule en A2:F2</text:span>. Normalement, vous avez « =CONCATENER($Échantillon.A18;" - ";$Échantillon.B18;" : ";$Échantillon.C18) » qui pointe vers la ligne pour la page 10 dans l'onglet appelé « Échantillon ». Remplacer A18, B18 et C18 par A19, B19 et C19 (à adapter selon la page, bien sûr).</text:p>
          </table:table-cell>
          <table:covered-table-cell table:number-columns-repeated="4"/>
          <table:table-cell table:number-columns-repeated="1019"/>
        </table:table-row>
        <table:table-row table:style-name="ro12">
          <table:table-cell table:style-name="ce11" office:value-type="string" calcext:value-type="string" table:number-columns-spanned="5" table:number-rows-spanned="1">
            <text:p>4. <text:span text:style-name="T1">Dans l’onglet « Calculs », insérer une nouvelle ligne juste avant la ligne « Totaux pour toutes les pages ».</text:span>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p>
          </table:table-cell>
          <table:covered-table-cell table:number-columns-repeated="4"/>
          <table:table-cell table:number-columns-repeated="1019"/>
        </table:table-row>
        <table:table-row table:style-name="ro9">
          <table:table-cell table:style-name="ce11" office:value-type="string" calcext:value-type="string" table:number-columns-spanned="5" table:number-rows-spanned="1">
            <text:p>5. <text:span text:style-name="T1">Formules cassés pour les cellules des colonnes « Nombre de règles avec au moins un problème détecté (oui) » et « Nombre de règles restant à évaluer (NT) » :</text:span> pour ces cellules l’incrémentation ne s’effectue pas de manière correcte. Il faut modifier la formule avec le nom de page correspondant (P11 au lieu de P10) et la plage d’échantillon à évaluer (en colonne B : E4 et E57 au lieu de E5 et E58 puis, en colonne C : E4 et E57 au lieu de E5 et E58).</text:p>
          </table:table-cell>
          <table:covered-table-cell table:number-columns-repeated="4"/>
          <table:table-cell table:number-columns-repeated="1019"/>
        </table:table-row>
        <table:table-row table:style-name="ro3" table:number-rows-repeated="1048547">
          <table:table-cell table:number-columns-repeated="1024"/>
        </table:table-row>
        <table:table-row table:style-name="ro3">
          <table:table-cell table:number-columns-repeated="1024"/>
        </table:table-row>
      </table:table>
      <table:table table:name="Licence" table:style-name="ta1">
        <office:forms form:automatic-focus="false" form:apply-design-mode="false"/>
        <table:table-column table:style-name="co5" table:default-cell-style-name="ce82"/>
        <table:table-column table:style-name="co6" table:default-cell-style-name="ce82"/>
        <table:table-column table:style-name="co4" table:number-columns-repeated="1022" table:default-cell-style-name="ce82"/>
        <table:table-row table:style-name="ro1">
          <table:table-cell table:style-name="ce89" table:formula="of:=[$'Règles (modèle)'.A1]" office:value-type="string" office:string-value="RGAA 4.1 – Grille d’audit flash graphisme (checklist) – version 1.1" calcext:value-type="string" table:number-columns-spanned="5" table:number-rows-spanned="1">
            <text:p>RGAA 4.1 – Grille d’audit flash graphisme (checklist) – version 1.1</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90" office:value-type="string" calcext:value-type="string" table:number-columns-spanned="5" table:number-rows-spanned="1">
            <text:p>Licence</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11" office:value-type="string" calcext:value-type="string" table:number-columns-spanned="5" table:number-rows-spanned="1">
            <text:p>Cet outil est sous licence « GNU General Public License v3.0 ».</text:p>
          </table:table-cell>
          <table:covered-table-cell table:number-columns-repeated="4" table:style-name="ce75"/>
          <table:table-cell table:number-columns-repeated="1019"/>
        </table:table-row>
        <table:table-row table:style-name="ro13">
          <table:table-cell table:style-name="ce91" office:value-type="string" calcext:value-type="string">
            <text:p>Licence détaillée :</text:p>
          </table:table-cell>
          <table:table-cell table:style-name="ce95"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75"/>
          <table:table-cell table:number-columns-repeated="1019"/>
        </table:table-row>
        <table:table-row table:style-name="ro13">
          <table:table-cell table:style-name="ce92" office:value-type="string" calcext:value-type="string">
            <text:p>Source de la traduction du résumé de la licence :</text:p>
          </table:table-cell>
          <table:table-cell table:style-name="ce11"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75"/>
          <table:table-cell table:number-columns-repeated="1019"/>
        </table:table-row>
        <table:table-row table:style-name="ro2">
          <table:table-cell table:style-name="ce93" office:value-type="string" calcext:value-type="string" table:number-columns-spanned="5" table:number-rows-spanned="1">
            <text:p>Autorisations</text:p>
          </table:table-cell>
          <table:covered-table-cell table:number-columns-repeated="4" table:style-name="ce75"/>
          <table:table-cell table:number-columns-repeated="1019"/>
        </table:table-row>
        <table:table-row table:style-name="ro14">
          <table:table-cell table:style-name="ce11" office:value-type="string" calcext:value-type="string" table:number-columns-spanned="5" table:number-rows-spanned="1">
            <text:p><text:span text:style-name="T3">– </text:span><text:span text:style-name="T4">Utilisation commerciale :</text:span><text:span text:style-name="T5"> Le matériel sous licence et ses dérivés peuvent être utilisés à des fins commerciales.</text:span></text:p>
            <text:p><text:span text:style-name="T3">– </text:span><text:span text:style-name="T4">Modification :</text:span><text:span text:style-name="T5"> Le matériel sous licence peut être modifié.</text:span></text:p>
            <text:p><text:span text:style-name="T3">– </text:span><text:span text:style-name="T4">Distribution :</text:span><text:span text:style-name="T5"> Le matériel sous licence peut être distribué.</text:span></text:p>
            <text:p><text:span text:style-name="T3">– </text:span><text:span text:style-name="T4">Usage de brevets :</text:span><text:span text:style-name="T5"> Cette licence prévoit une concession expresse de droits de brevet de la part des contributeurs et contributrices.</text:span></text:p>
            <text:p><text:span text:style-name="T3">– </text:span><text:span text:style-name="T4">Usage privé :</text:span><text:span text:style-name="T5"> Le matériel sous licence peut être utilisé et modifié en privé.</text:span></text:p>
          </table:table-cell>
          <table:covered-table-cell table:number-columns-repeated="4" table:style-name="ce75"/>
          <table:table-cell table:number-columns-repeated="1019"/>
        </table:table-row>
        <table:table-row table:style-name="ro15">
          <table:table-cell table:style-name="ce94" office:value-type="string" calcext:value-type="string" table:number-columns-spanned="5" table:number-rows-spanned="1">
            <text:p>Limites</text:p>
          </table:table-cell>
          <table:covered-table-cell table:number-columns-repeated="4"/>
          <table:table-cell table:number-columns-repeated="1019"/>
        </table:table-row>
        <table:table-row table:style-name="ro6">
          <table:table-cell table:style-name="ce71" office:value-type="string" calcext:value-type="string" table:number-columns-spanned="5" table:number-rows-spanned="1">
            <text:p>– <text:span text:style-name="T1">Responsabilité :</text:span> Cette licence comprend une limitation de la responsabilité.</text:p>
            <text:p><text:span text:style-name="T3">– </text:span><text:span text:style-name="T4">Garantie :</text:span><text:span text:style-name="T5"> Cette licence indique explicitement qu'elle ne fournit aucune garantie.</text:span></text:p>
          </table:table-cell>
          <table:covered-table-cell table:number-columns-repeated="4"/>
          <table:table-cell table:number-columns-repeated="1019"/>
        </table:table-row>
        <table:table-row table:style-name="ro15">
          <table:table-cell table:style-name="ce94" office:value-type="string" calcext:value-type="string" table:number-columns-spanned="5" table:number-rows-spanned="1">
            <text:p>Conditions</text:p>
          </table:table-cell>
          <table:covered-table-cell table:number-columns-repeated="4"/>
          <table:table-cell table:number-columns-repeated="1019"/>
        </table:table-row>
        <table:table-row table:style-name="ro16">
          <table:table-cell table:style-name="ce71" office:value-type="string" calcext:value-type="string" table:number-columns-spanned="5" table:number-rows-spanned="1">
            <text:p><text:span text:style-name="T3">– </text:span><text:span text:style-name="T4">Licence et avis de droits d'auteur/autrice (</text:span><text:span text:style-name="T6">copyright</text:span><text:span text:style-name="T7">) :</text:span><text:span text:style-name="T8"> Une copie de la licence et de l'avis de droit d'auteur/autrice doivent être inclus avec le matériel sous licence.</text:span></text:p>
            <text:p><text:span text:style-name="T3">– </text:span><text:span text:style-name="T4">Indiquer les modifications :</text:span><text:span text:style-name="T5"> Les modifications apportées au matériel sous licence doivent être documentées.</text:span></text:p>
            <text:p><text:span text:style-name="T3">– </text:span><text:span text:style-name="T4">Indiquer la source :</text:span><text:span text:style-name="T5"> Le code source doit être mis à disposition lorsque le matériel sous licence est distribué.</text:span></text:p>
            <text:p><text:span text:style-name="T3">– </text:span><text:span text:style-name="T4">Même licence :</text:span><text:span text:style-name="T5">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7" table:number-rows-repeated="1048564">
          <table:table-cell table:number-columns-repeated="1024"/>
        </table:table-row>
        <table:table-row table:style-name="ro17">
          <table:table-cell table:number-columns-repeated="1024"/>
        </table:table-row>
      </table:table>
      <table:table table:name="Échantillon" table:style-name="ta1">
        <office:forms form:automatic-focus="false" form:apply-design-mode="false"/>
        <table:table-column table:style-name="co4" table:default-cell-style-name="ce75"/>
        <table:table-column table:style-name="co7" table:default-cell-style-name="ce75"/>
        <table:table-column table:style-name="co8" table:default-cell-style-name="ce75"/>
        <table:table-column table:style-name="co9" table:default-cell-style-name="ce75"/>
        <table:table-column table:style-name="co4" table:number-columns-repeated="1020" table:default-cell-style-name="ce75"/>
        <table:table-row table:style-name="ro1">
          <table:table-cell table:style-name="ce66" table:formula="of:=[$'Règles (modèle)'.A1]" office:value-type="string" office:string-value="RGAA 4.1 – Grille d’audit flash graphisme (checklist) – version 1.1" calcext:value-type="string" table:number-columns-spanned="4" table:number-rows-spanned="1">
            <text:p>RGAA 4.1 – Grille d’audit flash graphisme (checklist) – version 1.1</text:p>
          </table:table-cell>
          <table:covered-table-cell table:style-name="ce76"/>
          <table:covered-table-cell table:style-name="ce86"/>
          <table:covered-table-cell table:style-name="ce76"/>
          <table:table-cell table:style-name="ce87"/>
          <table:table-cell table:number-columns-repeated="1019"/>
        </table:table-row>
        <table:table-row table:style-name="ro2">
          <table:table-cell table:style-name="ce67" office:value-type="string" calcext:value-type="string" table:number-columns-spanned="4" table:number-rows-spanned="1">
            <text:p>Échantillon évalué</text:p>
          </table:table-cell>
          <table:covered-table-cell table:style-name="ce76"/>
          <table:covered-table-cell table:style-name="ce86"/>
          <table:covered-table-cell table:style-name="ce76"/>
          <table:table-cell table:style-name="ce87"/>
          <table:table-cell table:number-columns-repeated="1019"/>
        </table:table-row>
        <table:table-row table:style-name="ro3">
          <table:table-cell table:style-name="ce69" office:value-type="string" calcext:value-type="string" table:number-columns-spanned="2" table:number-rows-spanned="1">
            <text:p>Date ou période de réalisation de l’audit :</text:p>
          </table:table-cell>
          <table:covered-table-cell table:style-name="ce65"/>
          <table:table-cell table:style-name="ce6" office:value-type="string" calcext:value-type="string" table:number-columns-spanned="2" table:number-rows-spanned="1">
            <text:p>JJ/MM/AAAA</text:p>
          </table:table-cell>
          <table:covered-table-cell/>
          <table:table-cell table:number-columns-repeated="1020"/>
        </table:table-row>
        <table:table-row table:style-name="ro3">
          <table:table-cell table:style-name="ce69" office:value-type="string" calcext:value-type="string" table:number-columns-spanned="2" table:number-rows-spanned="1">
            <text:p>Personne réalisant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Contexte de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Site audité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number-columns-repeated="1024"/>
        </table:table-row>
        <table:table-row table:style-name="ro13">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Nom du fichier (si disponible)</text:p>
          </table:table-cell>
          <table:table-cell table:style-name="En-tête_20_de_20_tableau" office:value-type="string" calcext:value-type="string">
            <text:p>Commentaire</text:p>
          </table:table-cell>
          <table:table-cell table:number-columns-repeated="1020"/>
        </table:table-row>
        <table:table-row table:style-name="ro13">
          <table:table-cell table:style-name="ce8" office:value-type="string" calcext:value-type="string">
            <text:p>P01</text:p>
          </table:table-cell>
          <table:table-cell table:style-name="ce9" office:value-type="string" calcext:value-type="string">
            <text:p>Éléments transverses</text:p>
          </table:table-cell>
          <table:table-cell table:style-name="ce10"/>
          <table:table-cell table:style-name="ce10" office:value-type="string" calcext:value-type="string">
            <text:p>En-tête, pied de page, fil d’Ariane (à compléter selon le site)</text:p>
          </table:table-cell>
          <table:table-cell table:number-columns-repeated="1020"/>
        </table:table-row>
        <table:table-row table:style-name="ro3">
          <table:table-cell table:style-name="ce8" office:value-type="string" calcext:value-type="string">
            <text:p>P02</text:p>
          </table:table-cell>
          <table:table-cell table:style-name="ce9" office:value-type="string" calcext:value-type="string">
            <text:p>Accueil</text:p>
          </table:table-cell>
          <table:table-cell table:style-name="ce10" office:value-type="string" calcext:value-type="string">
            <text:p>maquette-accueil.jpg</text:p>
          </table:table-cell>
          <table:table-cell table:style-name="ce10"/>
          <table:table-cell table:number-columns-repeated="1020"/>
        </table:table-row>
        <table:table-row table:style-name="ro3">
          <table:table-cell table:style-name="ce8" office:value-type="string" calcext:value-type="string">
            <text:p>P03</text:p>
          </table:table-cell>
          <table:table-cell table:style-name="ce9" table:number-columns-repeated="3"/>
          <table:table-cell table:number-columns-repeated="1020"/>
        </table:table-row>
        <table:table-row table:style-name="ro3">
          <table:table-cell table:style-name="ce8" office:value-type="string" calcext:value-type="string">
            <text:p>P04</text:p>
          </table:table-cell>
          <table:table-cell table:style-name="ce9" table:number-columns-repeated="3"/>
          <table:table-cell table:number-columns-repeated="1020"/>
        </table:table-row>
        <table:table-row table:style-name="ro3">
          <table:table-cell table:style-name="ce8" office:value-type="string" calcext:value-type="string">
            <text:p>P05</text:p>
          </table:table-cell>
          <table:table-cell table:style-name="ce9" table:number-columns-repeated="3"/>
          <table:table-cell table:number-columns-repeated="1020"/>
        </table:table-row>
        <table:table-row table:style-name="ro3">
          <table:table-cell table:style-name="ce8" office:value-type="string" calcext:value-type="string">
            <text:p>P06</text:p>
          </table:table-cell>
          <table:table-cell table:style-name="ce9" table:number-columns-repeated="3"/>
          <table:table-cell table:number-columns-repeated="1020"/>
        </table:table-row>
        <table:table-row table:style-name="ro3">
          <table:table-cell table:style-name="ce8" office:value-type="string" calcext:value-type="string">
            <text:p>P07</text:p>
          </table:table-cell>
          <table:table-cell table:style-name="ce9" table:number-columns-repeated="3"/>
          <table:table-cell table:number-columns-repeated="1020"/>
        </table:table-row>
        <table:table-row table:style-name="ro3">
          <table:table-cell table:style-name="ce8" office:value-type="string" calcext:value-type="string">
            <text:p>P08</text:p>
          </table:table-cell>
          <table:table-cell table:style-name="ce9" table:number-columns-repeated="3"/>
          <table:table-cell table:number-columns-repeated="1020"/>
        </table:table-row>
        <table:table-row table:style-name="ro3">
          <table:table-cell table:style-name="ce8" office:value-type="string" calcext:value-type="string">
            <text:p>P09</text:p>
          </table:table-cell>
          <table:table-cell table:style-name="ce9" table:number-columns-repeated="3"/>
          <table:table-cell table:number-columns-repeated="1020"/>
        </table:table-row>
        <table:table-row table:style-name="ro3">
          <table:table-cell table:style-name="ce8" office:value-type="string" calcext:value-type="string">
            <text:p>P10</text:p>
          </table:table-cell>
          <table:table-cell table:style-name="ce9" table:number-columns-repeated="3"/>
          <table:table-cell table:number-columns-repeated="1020"/>
        </table:table-row>
        <table:table-row table:style-name="ro3" table:number-rows-repeated="1048557">
          <table:table-cell table:number-columns-repeated="1024"/>
        </table:table-row>
        <table:table-row table:style-name="ro17">
          <table:table-cell table:number-columns-repeated="1024"/>
        </table:table-row>
      </table:table>
      <table:table table:name="Calculs" table:style-name="ta1">
        <office:forms form:automatic-focus="false" form:apply-design-mode="false"/>
        <table:table-column table:style-name="co10" table:default-cell-style-name="ce75"/>
        <table:table-column table:style-name="co11" table:default-cell-style-name="ce75"/>
        <table:table-column table:style-name="co12" table:default-cell-style-name="ce75"/>
        <table:table-column table:style-name="co4" table:number-columns-repeated="1021" table:default-cell-style-name="ce75"/>
        <table:table-row table:style-name="ro1">
          <table:table-cell table:style-name="ce66" table:formula="of:=[$'Règles (modèle)'.A1]" office:value-type="string" office:string-value="RGAA 4.1 – Grille d’audit flash graphisme (checklist) – version 1.1" calcext:value-type="string" table:number-columns-spanned="3" table:number-rows-spanned="1">
            <text:p>RGAA 4.1 – Grille d’audit flash graphisme (checklist) – version 1.1</text:p>
          </table:table-cell>
          <table:covered-table-cell table:style-name="ce76"/>
          <table:covered-table-cell table:style-name="ce86"/>
          <table:table-cell table:style-name="ce76"/>
          <table:table-cell table:style-name="ce87"/>
          <table:table-cell table:number-columns-repeated="1019"/>
        </table:table-row>
        <table:table-row table:style-name="ro2">
          <table:table-cell table:style-name="ce67" office:value-type="string" calcext:value-type="string" table:number-columns-spanned="3" table:number-rows-spanned="1">
            <text:p>Calculs</text:p>
          </table:table-cell>
          <table:covered-table-cell table:style-name="ce76"/>
          <table:covered-table-cell table:style-name="ce86"/>
          <table:table-cell table:style-name="ce76"/>
          <table:table-cell table:style-name="ce87"/>
          <table:table-cell table:number-columns-repeated="1019"/>
        </table:table-row>
        <table:table-row table:style-name="ro3">
          <table:table-cell table:number-columns-repeated="1024"/>
        </table:table-row>
        <table:table-row table:style-name="ro7">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9" table:formula="of:=CONCATENATE([$Échantillon.A9];&quot; - &quot;;[$Échantillon.B9];&quot;&quot;)" office:value-type="string" office:string-value="P01 - Éléments transverses" calcext:value-type="string">
            <text:p>P01 - Éléments transverses</text:p>
          </table:table-cell>
          <table:table-cell table:style-name="ce9" table:formula="of:=COUNTIF([$P01.E4:$P01.E57];&quot;Problème\(s\) détecté\(s\)&quot;)" office:value-type="float" office:value="1" calcext:value-type="float">
            <text:p>1</text:p>
          </table:table-cell>
          <table:table-cell table:style-name="ce9" table:formula="of:=COUNTIF([$P01.E4:$P01.E57];&quot;NT&quot;)" office:value-type="float" office:value="51" calcext:value-type="float">
            <text:p>51</text:p>
          </table:table-cell>
          <table:table-cell table:number-columns-repeated="1021"/>
        </table:table-row>
        <table:table-row table:style-name="ro3">
          <table:table-cell table:style-name="ce9" table:formula="of:=CONCATENATE([$Échantillon.A10];&quot; - &quot;;[$Échantillon.B10];&quot;&quot;)" office:value-type="string" office:string-value="P02 - Accueil" calcext:value-type="string">
            <text:p>P02 - Accueil</text:p>
          </table:table-cell>
          <table:table-cell table:style-name="ce9" table:formula="of:=COUNTIF([$P02.E4:$P02.E57];&quot;Problème\(s\) détecté\(s\)&quot;)" office:value-type="float" office:value="0" calcext:value-type="float">
            <text:p>0</text:p>
          </table:table-cell>
          <table:table-cell table:style-name="ce9" table:formula="of:=COUNTIF([$P02.E4:$P02.E57];&quot;NT&quot;)" office:value-type="float" office:value="54" calcext:value-type="float">
            <text:p>54</text:p>
          </table:table-cell>
          <table:table-cell table:number-columns-repeated="1021"/>
        </table:table-row>
        <table:table-row table:style-name="ro3">
          <table:table-cell table:style-name="ce9" table:formula="of:=CONCATENATE([$Échantillon.A11];&quot; - &quot;;[$Échantillon.B11];&quot;&quot;)" office:value-type="string" office:string-value="P03 - " calcext:value-type="string">
            <text:p>P03 - </text:p>
          </table:table-cell>
          <table:table-cell table:style-name="ce9" table:formula="of:=COUNTIF([$P03.E4:$P03.E57];&quot;Problème\(s\) détecté\(s\)&quot;)" office:value-type="float" office:value="0" calcext:value-type="float">
            <text:p>0</text:p>
          </table:table-cell>
          <table:table-cell table:style-name="ce9" table:formula="of:=COUNTIF([$P03.E4:$P03.E57];&quot;NT&quot;)" office:value-type="float" office:value="54" calcext:value-type="float">
            <text:p>54</text:p>
          </table:table-cell>
          <table:table-cell table:number-columns-repeated="1021"/>
        </table:table-row>
        <table:table-row table:style-name="ro3">
          <table:table-cell table:style-name="ce9" table:formula="of:=CONCATENATE([$Échantillon.A12];&quot; - &quot;;[$Échantillon.B12];&quot;&quot;)" office:value-type="string" office:string-value="P04 - " calcext:value-type="string">
            <text:p>P04 - </text:p>
          </table:table-cell>
          <table:table-cell table:style-name="ce9" table:formula="of:=COUNTIF([$P04.E4:$P04.E57];&quot;Problème\(s\) détecté\(s\)&quot;)" office:value-type="float" office:value="0" calcext:value-type="float">
            <text:p>0</text:p>
          </table:table-cell>
          <table:table-cell table:style-name="ce9" table:formula="of:=COUNTIF([$P04.E4:$P04.E57];&quot;NT&quot;)" office:value-type="float" office:value="54" calcext:value-type="float">
            <text:p>54</text:p>
          </table:table-cell>
          <table:table-cell table:number-columns-repeated="1021"/>
        </table:table-row>
        <table:table-row table:style-name="ro3">
          <table:table-cell table:style-name="ce9" table:formula="of:=CONCATENATE([$Échantillon.A13];&quot; - &quot;;[$Échantillon.B13];&quot;&quot;)" office:value-type="string" office:string-value="P05 - " calcext:value-type="string">
            <text:p>P05 - </text:p>
          </table:table-cell>
          <table:table-cell table:style-name="ce9" table:formula="of:=COUNTIF([$P05.E4:$P05.E57];&quot;Problème\(s\) détecté\(s\)&quot;)" office:value-type="float" office:value="0" calcext:value-type="float">
            <text:p>0</text:p>
          </table:table-cell>
          <table:table-cell table:style-name="ce9" table:formula="of:=COUNTIF([$P05.E4:$P05.E57];&quot;NT&quot;)" office:value-type="float" office:value="54" calcext:value-type="float">
            <text:p>54</text:p>
          </table:table-cell>
          <table:table-cell table:number-columns-repeated="1021"/>
        </table:table-row>
        <table:table-row table:style-name="ro3">
          <table:table-cell table:style-name="ce9" table:formula="of:=CONCATENATE([$Échantillon.A14];&quot; - &quot;;[$Échantillon.B14];&quot;&quot;)" office:value-type="string" office:string-value="P06 - " calcext:value-type="string">
            <text:p>P06 - </text:p>
          </table:table-cell>
          <table:table-cell table:style-name="ce9" table:formula="of:=COUNTIF([$P06.E4:$P06.E57];&quot;Problème\(s\) détecté\(s\)&quot;)" office:value-type="float" office:value="0" calcext:value-type="float">
            <text:p>0</text:p>
          </table:table-cell>
          <table:table-cell table:style-name="ce9" table:formula="of:=COUNTIF([$P06.E4:$P06.E57];&quot;NT&quot;)" office:value-type="float" office:value="54" calcext:value-type="float">
            <text:p>54</text:p>
          </table:table-cell>
          <table:table-cell table:number-columns-repeated="1021"/>
        </table:table-row>
        <table:table-row table:style-name="ro3">
          <table:table-cell table:style-name="ce9" table:formula="of:=CONCATENATE([$Échantillon.A15];&quot; - &quot;;[$Échantillon.B15];&quot;&quot;)" office:value-type="string" office:string-value="P07 - " calcext:value-type="string">
            <text:p>P07 - </text:p>
          </table:table-cell>
          <table:table-cell table:style-name="ce9" table:formula="of:=COUNTIF([$P07.E4:$P07.E57];&quot;Problème\(s\) détecté\(s\)&quot;)" office:value-type="float" office:value="0" calcext:value-type="float">
            <text:p>0</text:p>
          </table:table-cell>
          <table:table-cell table:style-name="ce9" table:formula="of:=COUNTIF([$P07.E4:$P07.E57];&quot;NT&quot;)" office:value-type="float" office:value="54" calcext:value-type="float">
            <text:p>54</text:p>
          </table:table-cell>
          <table:table-cell table:number-columns-repeated="1021"/>
        </table:table-row>
        <table:table-row table:style-name="ro3">
          <table:table-cell table:style-name="ce9" table:formula="of:=CONCATENATE([$Échantillon.A16];&quot; - &quot;;[$Échantillon.B16];&quot;&quot;)" office:value-type="string" office:string-value="P08 - " calcext:value-type="string">
            <text:p>P08 - </text:p>
          </table:table-cell>
          <table:table-cell table:style-name="ce9" table:formula="of:=COUNTIF([$P08.E4:$P08.E57];&quot;Problème\(s\) détecté\(s\)&quot;)" office:value-type="float" office:value="0" calcext:value-type="float">
            <text:p>0</text:p>
          </table:table-cell>
          <table:table-cell table:style-name="ce9" table:formula="of:=COUNTIF([$P08.E4:$P08.E57];&quot;NT&quot;)" office:value-type="float" office:value="54" calcext:value-type="float">
            <text:p>54</text:p>
          </table:table-cell>
          <table:table-cell table:number-columns-repeated="1021"/>
        </table:table-row>
        <table:table-row table:style-name="ro3">
          <table:table-cell table:style-name="ce9" table:formula="of:=CONCATENATE([$Échantillon.A17];&quot; - &quot;;[$Échantillon.B17];&quot;&quot;)" office:value-type="string" office:string-value="P09 - " calcext:value-type="string">
            <text:p>P09 - </text:p>
          </table:table-cell>
          <table:table-cell table:style-name="ce9" table:formula="of:=COUNTIF([$P09.E4:$P09.E57];&quot;Problème\(s\) détecté\(s\)&quot;)" office:value-type="float" office:value="0" calcext:value-type="float">
            <text:p>0</text:p>
          </table:table-cell>
          <table:table-cell table:style-name="ce9" table:formula="of:=COUNTIF([$P09.E4:$P09.E57];&quot;NT&quot;)" office:value-type="float" office:value="54" calcext:value-type="float">
            <text:p>54</text:p>
          </table:table-cell>
          <table:table-cell table:number-columns-repeated="1021"/>
        </table:table-row>
        <table:table-row table:style-name="ro3">
          <table:table-cell table:style-name="ce9" table:formula="of:=CONCATENATE([$Échantillon.A18];&quot; - &quot;;[$Échantillon.B18];&quot;&quot;)" office:value-type="string" office:string-value="P10 - " calcext:value-type="string">
            <text:p>P10 - </text:p>
          </table:table-cell>
          <table:table-cell table:style-name="ce9" table:formula="of:=COUNTIF([$P10.E4:$P10.E57];&quot;Problème\(s\) détecté\(s\)&quot;)" office:value-type="float" office:value="0" calcext:value-type="float">
            <text:p>0</text:p>
          </table:table-cell>
          <table:table-cell table:style-name="ce9" table:formula="of:=COUNTIF([$P10.E4:$P10.E57];&quot;NT&quot;)" office:value-type="float" office:value="54" calcext:value-type="float">
            <text:p>54</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537" calcext:value-type="float">
            <text:p>537</text:p>
          </table:table-cell>
          <table:table-cell table:number-columns-repeated="1021"/>
        </table:table-row>
        <table:table-row table:style-name="ro3" table:number-rows-repeated="3">
          <table:table-cell table:number-columns-repeated="1024"/>
        </table:table-row>
        <table:table-row table:style-name="ro3">
          <table:table-cell/>
          <table:table-cell table:style-name="ce50"/>
          <table:table-cell table:number-columns-repeated="1022"/>
        </table:table-row>
        <table:table-row table:style-name="ro3" table:number-rows-repeated="1048556">
          <table:table-cell table:number-columns-repeated="1024"/>
        </table:table-row>
        <table:table-row table:style-name="ro17">
          <table:table-cell table:number-columns-repeated="1024"/>
        </table:table-row>
      </table:table>
      <table:table table:name="Règles (modèle)" table:style-name="ta1">
        <table:table-column table:style-name="co13" table:default-cell-style-name="ce44"/>
        <table:table-column table:style-name="co4" table:default-cell-style-name="ce13"/>
        <table:table-column table:style-name="co14" table:default-cell-style-name="ce44"/>
        <table:table-column table:style-name="co4" table:default-cell-style-name="ce13"/>
        <table:table-column table:style-name="co4" table:default-cell-style-name="ce44"/>
        <table:table-column table:style-name="co15" table:default-cell-style-name="ce44"/>
        <table:table-column table:style-name="co4" table:number-columns-repeated="1017" table:default-cell-style-name="ce44"/>
        <table:table-row table:style-name="ro1">
          <table:table-cell table:style-name="ce66" office:value-type="string" calcext:value-type="string" table:number-columns-spanned="6" table:number-rows-spanned="1">
            <text:p>RGAA 4.1 – Grille d’audit flash graphisme (checklist) – version 1.1</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7" office:value-type="string" calcext:value-type="string" table:number-columns-spanned="6" table:number-rows-spanned="1">
            <text:p>Règles (modèle)</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office:value-type="string" calcext:value-type="string">
            <text:p>-</text:p>
          </table:table-cell>
          <table:table-cell table:style-name="ce12" office:value-type="string"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14" table:number-columns-repeated="2"/>
          <table:table-cell table:number-columns-repeated="1017"/>
        </table:table-row>
        <table:table-row table:style-name="ro12">
          <table:table-cell table:style-name="ce43" office:value-type="string" calcext:value-type="string" table:number-columns-spanned="1" table:number-rows-spanned="3">
            <text:p>Images</text:p>
          </table:table-cell>
          <table:table-cell table:style-name="ce12" office:value-type="string"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77"/>
          <table:table-cell table:style-name="ce14"/>
          <table:table-cell table:number-columns-repeated="1017"/>
        </table:table-row>
        <table:table-row table:style-name="ro19">
          <table:covered-table-cell table:style-name="En-tête_20_de_20_tableau"/>
          <table:table-cell table:style-name="ce12" office:value-type="string"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78" table:number-columns-repeated="2"/>
          <table:table-cell table:number-columns-repeated="1017"/>
        </table:table-row>
        <table:table-row table:style-name="ro13">
          <table:covered-table-cell table:style-name="En-tête_20_de_20_tableau"/>
          <table:table-cell table:style-name="ce12" office:value-type="string"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78" table:number-columns-repeated="2"/>
          <table:table-cell table:number-columns-repeated="1017"/>
        </table:table-row>
        <table:table-row table:style-name="ro14">
          <table:table-cell table:style-name="ce43" office:value-type="string" calcext:value-type="string" table:number-columns-spanned="1" table:number-rows-spanned="3">
            <text:p>Couleurs</text:p>
          </table:table-cell>
          <table:table-cell table:style-name="ce12" office:value-type="string"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78" table:number-columns-repeated="2"/>
          <table:table-cell table:number-columns-repeated="1017"/>
        </table:table-row>
        <table:table-row table:style-name="ro20">
          <table:covered-table-cell table:style-name="En-tête_20_de_20_tableau"/>
          <table:table-cell table:style-name="ce12" office:value-type="string"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78" table:number-columns-repeated="2"/>
          <table:table-cell table:number-columns-repeated="1017"/>
        </table:table-row>
        <table:table-row table:style-name="ro21">
          <table:covered-table-cell table:style-name="En-tête_20_de_20_tableau"/>
          <table:table-cell table:style-name="ce12" office:value-type="string"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78" table:number-columns-repeated="2"/>
          <table:table-cell table:number-columns-repeated="1017"/>
        </table:table-row>
        <table:table-row table:style-name="ro22">
          <table:table-cell table:style-name="ce43" office:value-type="string" calcext:value-type="string" table:number-columns-spanned="1" table:number-rows-spanned="6">
            <text:p>Multimédia</text:p>
          </table:table-cell>
          <table:table-cell table:style-name="ce12" office:value-type="string"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78" table:number-columns-repeated="2"/>
          <table:table-cell table:number-columns-repeated="1017"/>
        </table:table-row>
        <table:table-row table:style-name="ro14">
          <table:covered-table-cell table:style-name="En-tête_20_de_20_tableau"/>
          <table:table-cell table:style-name="ce12" office:value-type="string"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78" table:number-columns-repeated="2"/>
          <table:table-cell table:number-columns-repeated="1017"/>
        </table:table-row>
        <table:table-row table:style-name="ro7">
          <table:covered-table-cell table:style-name="En-tête_20_de_20_tableau"/>
          <table:table-cell table:style-name="ce12" office:value-type="string"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78" table:number-columns-repeated="2"/>
          <table:table-cell table:number-columns-repeated="1017"/>
        </table:table-row>
        <table:table-row table:style-name="ro14">
          <table:covered-table-cell table:style-name="En-tête_20_de_20_tableau"/>
          <table:table-cell table:style-name="ce12" office:value-type="string"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78" table:number-columns-repeated="2"/>
          <table:table-cell table:number-columns-repeated="1017"/>
        </table:table-row>
        <table:table-row table:style-name="ro18">
          <table:covered-table-cell table:style-name="En-tête_20_de_20_tableau"/>
          <table:table-cell table:style-name="ce12" office:value-type="string"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78" table:number-columns-repeated="2"/>
          <table:table-cell table:number-columns-repeated="1017"/>
        </table:table-row>
        <table:table-row table:style-name="ro23">
          <table:covered-table-cell table:style-name="En-tête_20_de_20_tableau"/>
          <table:table-cell table:style-name="ce12" office:value-type="string"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78" table:number-columns-repeated="2"/>
          <table:table-cell table:number-columns-repeated="1017"/>
        </table:table-row>
        <table:table-row table:style-name="ro8">
          <table:table-cell table:style-name="En-tête_20_de_20_tableau" office:value-type="string" calcext:value-type="string">
            <text:p>Tableaux</text:p>
          </table:table-cell>
          <table:table-cell table:style-name="ce12" office:value-type="string"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78" table:number-columns-repeated="2"/>
          <table:table-cell table:number-columns-repeated="1017"/>
        </table:table-row>
        <table:table-row table:style-name="ro14">
          <table:table-cell table:style-name="En-tête_20_de_20_tableau" office:value-type="string" calcext:value-type="string">
            <text:p>Liens</text:p>
          </table:table-cell>
          <table:table-cell table:style-name="ce12" office:value-type="string"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78" table:number-columns-repeated="2"/>
          <table:table-cell table:number-columns-repeated="1017"/>
        </table:table-row>
        <table:table-row table:style-name="ro19">
          <table:table-cell table:style-name="ce43" office:value-type="string" calcext:value-type="string" table:number-columns-spanned="1" table:number-rows-spanned="3">
            <text:p>Scripts</text:p>
          </table:table-cell>
          <table:table-cell table:style-name="ce12" office:value-type="string"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78" table:number-columns-repeated="2"/>
          <table:table-cell table:number-columns-repeated="1017"/>
        </table:table-row>
        <table:table-row table:style-name="ro8">
          <table:covered-table-cell table:style-name="ce43"/>
          <table:table-cell table:style-name="ce12" office:value-type="string"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78" table:number-columns-repeated="2"/>
          <table:table-cell table:number-columns-repeated="1017"/>
        </table:table-row>
        <table:table-row table:style-name="ro24">
          <table:covered-table-cell table:style-name="En-tête_20_de_20_tableau"/>
          <table:table-cell table:style-name="ce12" office:value-type="string"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78" table:number-columns-repeated="2"/>
          <table:table-cell table:number-columns-repeated="1017"/>
        </table:table-row>
        <table:table-row table:style-name="ro7">
          <table:table-cell table:style-name="ce43" office:value-type="string" calcext:value-type="string" table:number-columns-spanned="1" table:number-rows-spanned="3">
            <text:p>Structuration de l'information</text:p>
          </table:table-cell>
          <table:table-cell table:style-name="ce12" office:value-type="string"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78" table:number-columns-repeated="2"/>
          <table:table-cell table:number-columns-repeated="1017"/>
        </table:table-row>
        <table:table-row table:style-name="ro9">
          <table:covered-table-cell table:style-name="En-tête_20_de_20_tableau"/>
          <table:table-cell table:style-name="ce12" office:value-type="string"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78" table:number-columns-repeated="2"/>
          <table:table-cell table:number-columns-repeated="1017"/>
        </table:table-row>
        <table:table-row table:style-name="ro13">
          <table:covered-table-cell table:style-name="En-tête_20_de_20_tableau"/>
          <table:table-cell table:style-name="ce12" office:value-type="string"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78" table:number-columns-repeated="2"/>
          <table:table-cell table:number-columns-repeated="1017"/>
        </table:table-row>
        <table:table-row table:style-name="ro21">
          <table:table-cell table:style-name="ce43" office:value-type="string" calcext:value-type="string" table:number-columns-spanned="1" table:number-rows-spanned="9">
            <text:p>Présentation de l'information</text:p>
          </table:table-cell>
          <table:table-cell table:style-name="ce12" office:value-type="string"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78" table:number-columns-repeated="2"/>
          <table:table-cell table:number-columns-repeated="1017"/>
        </table:table-row>
        <table:table-row table:style-name="ro25">
          <table:covered-table-cell table:style-name="En-tête_20_de_20_tableau"/>
          <table:table-cell table:style-name="ce12" office:value-type="string"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78" table:number-columns-repeated="2"/>
          <table:table-cell table:number-columns-repeated="1017"/>
        </table:table-row>
        <table:table-row table:style-name="ro14">
          <table:covered-table-cell table:style-name="En-tête_20_de_20_tableau"/>
          <table:table-cell table:style-name="ce12" office:value-type="string"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78" table:number-columns-repeated="2"/>
          <table:table-cell table:number-columns-repeated="1017"/>
        </table:table-row>
        <table:table-row table:style-name="ro14">
          <table:covered-table-cell table:style-name="En-tête_20_de_20_tableau"/>
          <table:table-cell table:style-name="ce12" office:value-type="string"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78" table:number-columns-repeated="2"/>
          <table:table-cell table:number-columns-repeated="1017"/>
        </table:table-row>
        <table:table-row table:style-name="ro18">
          <table:covered-table-cell table:style-name="En-tête_20_de_20_tableau"/>
          <table:table-cell table:style-name="ce12" office:value-type="string"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78" table:number-columns-repeated="2"/>
          <table:table-cell table:number-columns-repeated="1017"/>
        </table:table-row>
        <table:table-row table:style-name="ro25">
          <table:covered-table-cell table:style-name="En-tête_20_de_20_tableau"/>
          <table:table-cell table:style-name="ce12" office:value-type="string"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78" table:number-columns-repeated="2"/>
          <table:table-cell table:number-columns-repeated="1017"/>
        </table:table-row>
        <table:table-row table:style-name="ro10">
          <table:covered-table-cell table:style-name="En-tête_20_de_20_tableau"/>
          <table:table-cell table:style-name="ce12" office:value-type="string"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8" table:number-columns-repeated="2"/>
          <table:table-cell table:number-columns-repeated="1017"/>
        </table:table-row>
        <table:table-row table:style-name="ro23">
          <table:covered-table-cell table:style-name="En-tête_20_de_20_tableau"/>
          <table:table-cell table:style-name="ce12" office:value-type="string"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8" table:number-columns-repeated="2"/>
          <table:table-cell table:number-columns-repeated="1017"/>
        </table:table-row>
        <table:table-row table:style-name="ro26">
          <table:covered-table-cell table:style-name="En-tête_20_de_20_tableau"/>
          <table:table-cell table:style-name="ce12" office:value-type="string"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8" table:number-columns-repeated="2"/>
          <table:table-cell table:number-columns-repeated="1017"/>
        </table:table-row>
        <table:table-row table:style-name="ro23">
          <table:table-cell table:style-name="ce43" office:value-type="string" calcext:value-type="string" table:number-columns-spanned="1" table:number-rows-spanned="12">
            <text:p>Formulaires</text:p>
          </table:table-cell>
          <table:table-cell table:style-name="ce12" office:value-type="string"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78" table:number-columns-repeated="2"/>
          <table:table-cell table:number-columns-repeated="1017"/>
        </table:table-row>
        <table:table-row table:style-name="ro9">
          <table:covered-table-cell table:style-name="En-tête_20_de_20_tableau"/>
          <table:table-cell table:style-name="ce12" office:value-type="string"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78" table:number-columns-repeated="2"/>
          <table:table-cell table:number-columns-repeated="1017"/>
        </table:table-row>
        <table:table-row table:style-name="ro19">
          <table:covered-table-cell table:style-name="En-tête_20_de_20_tableau"/>
          <table:table-cell table:style-name="ce12" office:value-type="string"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78" table:number-columns-repeated="2"/>
          <table:table-cell table:number-columns-repeated="1017"/>
        </table:table-row>
        <table:table-row table:style-name="ro26">
          <table:covered-table-cell table:style-name="En-tête_20_de_20_tableau"/>
          <table:table-cell table:style-name="ce12" office:value-type="string"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78" table:number-columns-repeated="2"/>
          <table:table-cell table:number-columns-repeated="1017"/>
        </table:table-row>
        <table:table-row table:style-name="ro9">
          <table:covered-table-cell table:style-name="En-tête_20_de_20_tableau"/>
          <table:table-cell table:style-name="ce12" office:value-type="string"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78" table:number-columns-repeated="2"/>
          <table:table-cell table:number-columns-repeated="1017"/>
        </table:table-row>
        <table:table-row table:style-name="ro9">
          <table:covered-table-cell table:style-name="En-tête_20_de_20_tableau"/>
          <table:table-cell table:style-name="ce12" office:value-type="string"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78" table:number-columns-repeated="2"/>
          <table:table-cell table:number-columns-repeated="1017"/>
        </table:table-row>
        <table:table-row table:style-name="ro27">
          <table:covered-table-cell table:style-name="En-tête_20_de_20_tableau"/>
          <table:table-cell table:style-name="ce12" office:value-type="string"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8" table:number-columns-repeated="2"/>
          <table:table-cell table:number-columns-repeated="1017"/>
        </table:table-row>
        <table:table-row table:style-name="ro8">
          <table:covered-table-cell table:style-name="En-tête_20_de_20_tableau"/>
          <table:table-cell table:style-name="ce12" office:value-type="string"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8" table:number-columns-repeated="2"/>
          <table:table-cell table:number-columns-repeated="1017"/>
        </table:table-row>
        <table:table-row table:style-name="ro14">
          <table:covered-table-cell table:style-name="En-tête_20_de_20_tableau"/>
          <table:table-cell table:style-name="ce12" office:value-type="string"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8" table:number-columns-repeated="2"/>
          <table:table-cell table:number-columns-repeated="1017"/>
        </table:table-row>
        <table:table-row table:style-name="ro28">
          <table:covered-table-cell table:style-name="En-tête_20_de_20_tableau"/>
          <table:table-cell table:style-name="ce12" office:value-type="string"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8" table:number-columns-repeated="2"/>
          <table:table-cell table:number-columns-repeated="1017"/>
        </table:table-row>
        <table:table-row table:style-name="ro8">
          <table:covered-table-cell table:style-name="En-tête_20_de_20_tableau"/>
          <table:table-cell table:style-name="ce12" office:value-type="string"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78" table:number-columns-repeated="2"/>
          <table:table-cell table:number-columns-repeated="1017"/>
        </table:table-row>
        <table:table-row table:style-name="ro20">
          <table:covered-table-cell table:style-name="En-tête_20_de_20_tableau"/>
          <table:table-cell table:style-name="ce12" office:value-type="string"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78" table:number-columns-repeated="2"/>
          <table:table-cell table:number-columns-repeated="1017"/>
        </table:table-row>
        <table:table-row table:style-name="ro28">
          <table:table-cell table:style-name="ce43" office:value-type="string" calcext:value-type="string" table:number-columns-spanned="1" table:number-rows-spanned="6">
            <text:p>Navigation</text:p>
          </table:table-cell>
          <table:table-cell table:style-name="ce12" office:value-type="string"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78" table:number-columns-repeated="2"/>
          <table:table-cell table:number-columns-repeated="1017"/>
        </table:table-row>
        <table:table-row table:style-name="ro7">
          <table:covered-table-cell table:style-name="En-tête_20_de_20_tableau"/>
          <table:table-cell table:style-name="ce12" office:value-type="string"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78" table:number-columns-repeated="2"/>
          <table:table-cell table:number-columns-repeated="1017"/>
        </table:table-row>
        <table:table-row table:style-name="ro14">
          <table:covered-table-cell table:style-name="En-tête_20_de_20_tableau"/>
          <table:table-cell table:style-name="ce12" office:value-type="string"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78" table:number-columns-repeated="2"/>
          <table:table-cell table:number-columns-repeated="1017"/>
        </table:table-row>
        <table:table-row table:style-name="ro9">
          <table:covered-table-cell table:style-name="En-tête_20_de_20_tableau"/>
          <table:table-cell table:style-name="ce12" office:value-type="string"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78" table:number-columns-repeated="2"/>
          <table:table-cell table:number-columns-repeated="1017"/>
        </table:table-row>
        <table:table-row table:style-name="ro9">
          <table:covered-table-cell table:style-name="En-tête_20_de_20_tableau"/>
          <table:table-cell table:style-name="ce12" office:value-type="string"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78" table:number-columns-repeated="2"/>
          <table:table-cell table:number-columns-repeated="1017"/>
        </table:table-row>
        <table:table-row table:style-name="ro19">
          <table:covered-table-cell table:style-name="En-tête_20_de_20_tableau"/>
          <table:table-cell table:style-name="ce12" office:value-type="string"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78" table:number-columns-repeated="2"/>
          <table:table-cell table:number-columns-repeated="1017"/>
        </table:table-row>
        <table:table-row table:style-name="ro23">
          <table:table-cell table:style-name="ce43" office:value-type="string" calcext:value-type="string" table:number-columns-spanned="1" table:number-rows-spanned="5">
            <text:p>Consultation</text:p>
          </table:table-cell>
          <table:table-cell table:style-name="ce12" office:value-type="string"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78" table:number-columns-repeated="2"/>
          <table:table-cell table:number-columns-repeated="1017"/>
        </table:table-row>
        <table:table-row table:style-name="ro18">
          <table:covered-table-cell table:style-name="En-tête_20_de_20_tableau"/>
          <table:table-cell table:style-name="ce12" office:value-type="string"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78" table:number-columns-repeated="2"/>
          <table:table-cell table:number-columns-repeated="1017"/>
        </table:table-row>
        <table:table-row table:style-name="ro14">
          <table:covered-table-cell table:style-name="En-tête_20_de_20_tableau"/>
          <table:table-cell table:style-name="ce12" office:value-type="string"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78" table:number-columns-repeated="2"/>
          <table:table-cell table:number-columns-repeated="1017"/>
        </table:table-row>
        <table:table-row table:style-name="ro22">
          <table:covered-table-cell table:style-name="En-tête_20_de_20_tableau"/>
          <table:table-cell table:style-name="ce12" office:value-type="string"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78" table:number-columns-repeated="2"/>
          <table:table-cell table:number-columns-repeated="1017"/>
        </table:table-row>
        <table:table-row table:style-name="ro25">
          <table:covered-table-cell table:style-name="En-tête_20_de_20_tableau"/>
          <table:table-cell table:style-name="ce12" office:value-type="string"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78" table:number-columns-repeated="2"/>
          <table:table-cell table:number-columns-repeated="1017"/>
        </table:table-row>
        <table:table-row table:style-name="ro13">
          <table:table-cell table:style-name="En-tête_20_de_20_tableau" office:value-type="string" calcext:value-type="string">
            <text:p>-</text:p>
          </table:table-cell>
          <table:table-cell table:style-name="ce12" office:value-type="string"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78" table:number-columns-repeated="2"/>
          <table:table-cell table:number-columns-repeated="1017"/>
        </table:table-row>
        <table:table-row table:style-name="ro7">
          <table:table-cell table:style-name="En-tête_20_de_20_tableau" office:value-type="string" calcext:value-type="string">
            <text:p>-</text:p>
          </table:table-cell>
          <table:table-cell table:style-name="ce12" office:value-type="string"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style-name="ce12" office:value-type="string" calcext:value-type="string">
            <text:p>-</text:p>
          </table:table-cell>
          <table:table-cell table:style-name="ce78" table:number-columns-repeated="2"/>
          <table:table-cell table:number-columns-repeated="1017"/>
        </table:table-row>
        <table:table-row table:style-name="ro3">
          <table:table-cell/>
          <table:table-cell table:style-name="ce18" table:formula="of:=SUBTOTAL(103;[.B4:.B56])" office:value-type="float" office:value="53" calcext:value-type="float">
            <text:p>53</text:p>
          </table:table-cell>
          <table:table-cell/>
          <table:table-cell table:style-name="ce18" office:value-type="float" office:value="52" calcext:value-type="float">
            <text:p>52</text:p>
          </table:table-cell>
          <table:table-cell table:number-columns-repeated="1019"/>
        </table:table-row>
        <table:table-row table:style-name="ro3" table:number-rows-repeated="1048516">
          <table:table-cell table:number-columns-repeated="1023"/>
        </table:table-row>
        <table:table-row table:style-name="ro3">
          <table:table-cell table:number-columns-repeated="1023"/>
        </table:table-row>
        <calcext:conditional-formats>
          <calcext:conditional-format calcext:target-range-address="'Règles (modèle)'.E6:'Règles (modèle)'.F58">
            <calcext:condition calcext:apply-style-name="Fond blanc" calcext:value="formula-is(MOD(ROW()0.2=1))" calcext:base-cell-address="'Règles (modèle)'.E6"/>
            <calcext:condition calcext:apply-style-name="Fond gris" calcext:value="formula-is(MOD(ROW()0.2=0))" calcext:base-cell-address="'Règles (modèle)'.E6"/>
          </calcext:conditional-format>
        </calcext:conditional-formats>
      </table:table>
      <table:table table:name="P01" table:style-name="ta1">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Règles (modèle)'.A1]" office:value-type="string" office:string-value="RGAA 4.1 – Grille d’audit flash graphisme (checklist) – version 1.1" calcext:value-type="string" table:number-columns-spanned="6" table:number-rows-spanned="1">
            <text:p>RGAA 4.1 – Grille d’audit flash graphisme (checklist) – version 1.1</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9];&quot; - &quot;;[$Échantillon.B9];&quot; : &quot;;[$Échantillon.C9])" office:value-type="string" office:string-value="P01 - Éléments transverses : " calcext:value-type="string" table:number-columns-spanned="6" table:number-rows-spanned="1">
            <text:p>P01 - Éléments transverses :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2" table:formula="of:=[$'Règles (modèle)'.B4]" office:value-type="string" office:string-value="FG01"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2">
          <table:table-cell table:style-name="ce43" table:formula="of:=[$'Règles (modèle)'.A5]" office:value-type="string" office:string-value="Images" calcext:value-type="string" table:number-columns-spanned="1" table:number-rows-spanned="3">
            <text:p>Images</text:p>
          </table:table-cell>
          <table:table-cell table:style-name="ce12" table:formula="of:=[$'Règles (modèle)'.B5]" office:value-type="string" office:string-value="FG02"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12" table:formula="of:=[$'Règles (modèle)'.B6]" office:value-type="string" office:string-value="FG03"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64" table:content-validation-name="val1" office:value-type="string" calcext:value-type="string">
            <text:p>NA</text:p>
          </table:table-cell>
          <table:table-cell table:style-name="ce9"/>
          <table:table-cell table:number-columns-repeated="1017"/>
        </table:table-row>
        <table:table-row table:style-name="ro13">
          <table:covered-table-cell table:style-name="En-tête_20_de_20_tableau"/>
          <table:table-cell table:style-name="ce12" table:formula="of:=[$'Règles (modèle)'.B7]" office:value-type="string" office:string-value="FG04"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63" table:content-validation-name="val1" office:value-type="string" calcext:value-type="string">
            <text:p>Problème(s) détecté(s)</text:p>
          </table:table-cell>
          <table:table-cell table:style-name="ce9"/>
          <table:table-cell table:number-columns-repeated="1017"/>
        </table:table-row>
        <table:table-row table:style-name="ro14">
          <table:table-cell table:style-name="ce43" table:formula="of:=[$'Règles (modèle)'.A8]" office:value-type="string" office:string-value="Couleurs" calcext:value-type="string" table:number-columns-spanned="1" table:number-rows-spanned="3">
            <text:p>Couleurs</text:p>
          </table:table-cell>
          <table:table-cell table:style-name="ce12" table:formula="of:=[$'Règles (modèle)'.B8]" office:value-type="string" office:string-value="FG05"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63" table:content-validation-name="val1" office:value-type="string" calcext:value-type="string">
            <text:p>Problème non détecté</text:p>
          </table:table-cell>
          <table:table-cell table:style-name="ce9"/>
          <table:table-cell table:number-columns-repeated="1017"/>
        </table:table-row>
        <table:table-row table:style-name="ro20">
          <table:covered-table-cell table:style-name="En-tête_20_de_20_tableau"/>
          <table:table-cell table:style-name="ce12" table:formula="of:=[$'Règles (modèle)'.B9]" office:value-type="string" office:string-value="FG06"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1">
          <table:covered-table-cell table:style-name="En-tête_20_de_20_tableau"/>
          <table:table-cell table:style-name="ce12" table:formula="of:=[$'Règles (modèle)'.B10]" office:value-type="string" office:string-value="FG07"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2">
          <table:table-cell table:style-name="ce43" table:formula="of:=[$'Règles (modèle)'.A11]" office:value-type="string" office:string-value="Multimédia" calcext:value-type="string" table:number-columns-spanned="1" table:number-rows-spanned="6">
            <text:p>Multimédia</text:p>
          </table:table-cell>
          <table:table-cell table:style-name="ce12" table:formula="of:=[$'Règles (modèle)'.B11]" office:value-type="string" office:string-value="FG08"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2]" office:value-type="string" office:string-value="FG09"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13]" office:value-type="string" office:string-value="FG10"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4]" office:value-type="string" office:string-value="FG11"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15]" office:value-type="string" office:string-value="FG12"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3">
          <table:covered-table-cell table:style-name="En-tête_20_de_20_tableau"/>
          <table:table-cell table:style-name="ce12" table:formula="of:=[$'Règles (modèle)'.B16]" office:value-type="string" office:string-value="FG13"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2" table:formula="of:=[$'Règles (modèle)'.B17]" office:value-type="string" office:string-value="FG14"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2" table:formula="of:=[$'Règles (modèle)'.B18]" office:value-type="string" office:string-value="FG15"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9">
          <table:table-cell table:style-name="ce43" table:formula="of:=[$'Règles (modèle)'.A19]" office:value-type="string" office:string-value="Scripts" calcext:value-type="string" table:number-columns-spanned="1" table:number-rows-spanned="3">
            <text:p>Scripts</text:p>
          </table:table-cell>
          <table:table-cell table:style-name="ce12" table:formula="of:=[$'Règles (modèle)'.B19]" office:value-type="string" office:string-value="FG16"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20]" office:value-type="string" office:string-value="FG17"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4">
          <table:covered-table-cell table:style-name="En-tête_20_de_20_tableau"/>
          <table:table-cell table:style-name="ce12" table:formula="of:=[$'Règles (modèle)'.B21]" office:value-type="string" office:string-value="FG18"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7">
          <table:table-cell table:style-name="ce43" table:formula="of:=[$'Règles (modèle)'.A22]" office:value-type="string" office:string-value="Structuration de l'information" calcext:value-type="string" table:number-columns-spanned="1" table:number-rows-spanned="3">
            <text:p>Structuration de l'information</text:p>
          </table:table-cell>
          <table:table-cell table:style-name="ce12" table:formula="of:=[$'Règles (modèle)'.B22]" office:value-type="string" office:string-value="FG19"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23]" office:value-type="string" office:string-value="FG20"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24]" office:value-type="string" office:string-value="FG21"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1">
          <table:table-cell table:style-name="ce43" table:formula="of:=[$'Règles (modèle)'.A25]" office:value-type="string" office:string-value="Présentation de l'information" calcext:value-type="string" table:number-columns-spanned="1" table:number-rows-spanned="9">
            <text:p>Présentation de l'information</text:p>
          </table:table-cell>
          <table:table-cell table:style-name="ce12" table:formula="of:=[$'Règles (modèle)'.B25]" office:value-type="string" office:string-value="FG22"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26]" office:value-type="string" office:string-value="FG23"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7]" office:value-type="string" office:string-value="FG24"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8]" office:value-type="string" office:string-value="FG25"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29]" office:value-type="string" office:string-value="FG26"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30]" office:value-type="string" office:string-value="FG27"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1]" office:value-type="string" office:string-value="FG28"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table:formula="of:=[$'Règles (modèle)'.B32]" office:value-type="string" office:string-value="FG29"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3]" office:value-type="string" office:string-value="FG30"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34]" office:value-type="string" office:string-value="Formulaires" calcext:value-type="string" table:number-columns-spanned="1" table:number-rows-spanned="12">
            <text:p>Formulaires</text:p>
          </table:table-cell>
          <table:table-cell table:style-name="ce12" table:formula="of:=[$'Règles (modèle)'.B34]" office:value-type="string" office:string-value="FG31"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5]" office:value-type="string" office:string-value="FG32"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36]" office:value-type="string" office:string-value="FG33"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7]" office:value-type="string" office:string-value="FG34"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8]" office:value-type="string" office:string-value="FG35"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9]" office:value-type="string" office:string-value="FG36"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table:formula="of:=[$'Règles (modèle)'.B40]" office:value-type="string" office:string-value="FG37"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1]" office:value-type="string" office:string-value="FG38"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2]" office:value-type="string" office:string-value="FG39"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table:formula="of:=[$'Règles (modèle)'.B43]" office:value-type="string" office:string-value="FG40"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4]" office:value-type="string" office:string-value="FG41"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45]" office:value-type="string" office:string-value="FG42"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8">
          <table:table-cell table:style-name="ce43" table:formula="of:=[$'Règles (modèle)'.A46]" office:value-type="string" office:string-value="Navigation" calcext:value-type="string" table:number-columns-spanned="1" table:number-rows-spanned="6">
            <text:p>Navigation</text:p>
          </table:table-cell>
          <table:table-cell table:style-name="ce12" table:formula="of:=[$'Règles (modèle)'.B46]" office:value-type="string" office:string-value="FG43"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47]" office:value-type="string" office:string-value="FG44"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8]" office:value-type="string" office:string-value="FG45"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49]" office:value-type="string" office:string-value="FG46"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50]" office:value-type="string" office:string-value="FG47"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51]" office:value-type="string" office:string-value="FG48"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52]" office:value-type="string" office:string-value="Consultation" calcext:value-type="string" table:number-columns-spanned="1" table:number-rows-spanned="5">
            <text:p>Consultation</text:p>
          </table:table-cell>
          <table:table-cell table:style-name="ce12" table:formula="of:=[$'Règles (modèle)'.B52]" office:value-type="string" office:string-value="FG49"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53]" office:value-type="string" office:string-value="FG50"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54]" office:value-type="string" office:string-value="FG51"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table:formula="of:=[$'Règles (modèle)'.B55]" office:value-type="string" office:string-value="FG52"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56]" office:value-type="string" office:string-value="FG53"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63" table:content-validation-name="val1" office:value-type="string" calcext:value-type="string">
            <text:p>NT</text:p>
          </table:table-cell>
          <table:table-cell table:style-name="ce9"/>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2" table:formula="of:=[$'Règles (modèle)'.B57]" office:value-type="string" office:string-value="-"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63"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2" table:formula="of:=[$'Règles (modèle)'.B58]" office:value-type="string" office:string-value="-"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1.E4:P01.E57">
            <calcext:condition calcext:apply-style-name="Statut - Oui (problème détecté)" calcext:value="=&quot;Problème(s) détecté(s)&quot;" calcext:base-cell-address="P01.E4"/>
            <calcext:condition calcext:apply-style-name="Statut - Non (problème non détecté)" calcext:value="=&quot;Problème non détecté&quot;" calcext:base-cell-address="P01.E4"/>
            <calcext:condition calcext:apply-style-name="Statut - NA" calcext:value="=&quot;NA&quot;" calcext:base-cell-address="P01.E4"/>
            <calcext:condition calcext:apply-style-name="Statut - NT" calcext:value="=&quot;NT&quot;" calcext:base-cell-address="P01.E4"/>
          </calcext:conditional-format>
        </calcext:conditional-formats>
      </table:table>
      <table:table table:name="P02" table:style-name="ta1">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Règles (modèle)'.A1]" office:value-type="string" office:string-value="RGAA 4.1 – Grille d’audit flash graphisme (checklist) – version 1.1" calcext:value-type="string" table:number-columns-spanned="6" table:number-rows-spanned="1">
            <text:p>RGAA 4.1 – Grille d’audit flash graphisme (checklist) – version 1.1</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0];&quot; - &quot;;[$Échantillon.B10];&quot; : &quot;;[$Échantillon.C10])" office:value-type="string" office:string-value="P02 - Accueil : maquette-accueil.jpg" calcext:value-type="string" table:number-columns-spanned="6" table:number-rows-spanned="1">
            <text:p>P02 - Accueil : maquette-accueil.jpg</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2" table:formula="of:=[$'Règles (modèle)'.B4]" office:value-type="string" office:string-value="FG01"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2">
          <table:table-cell table:style-name="ce43" table:formula="of:=[$'Règles (modèle)'.A5]" office:value-type="string" office:string-value="Images" calcext:value-type="string" table:number-columns-spanned="1" table:number-rows-spanned="3">
            <text:p>Images</text:p>
          </table:table-cell>
          <table:table-cell table:style-name="ce12" table:formula="of:=[$'Règles (modèle)'.B5]" office:value-type="string" office:string-value="FG02"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12" table:formula="of:=[$'Règles (modèle)'.B6]" office:value-type="string" office:string-value="FG03"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74"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7]" office:value-type="string" office:string-value="FG04"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4">
          <table:table-cell table:style-name="ce43" table:formula="of:=[$'Règles (modèle)'.A8]" office:value-type="string" office:string-value="Couleurs" calcext:value-type="string" table:number-columns-spanned="1" table:number-rows-spanned="3">
            <text:p>Couleurs</text:p>
          </table:table-cell>
          <table:table-cell table:style-name="ce12" table:formula="of:=[$'Règles (modèle)'.B8]" office:value-type="string" office:string-value="FG05"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9]" office:value-type="string" office:string-value="FG06"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1">
          <table:covered-table-cell table:style-name="En-tête_20_de_20_tableau"/>
          <table:table-cell table:style-name="ce12" table:formula="of:=[$'Règles (modèle)'.B10]" office:value-type="string" office:string-value="FG07"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2">
          <table:table-cell table:style-name="ce43" table:formula="of:=[$'Règles (modèle)'.A11]" office:value-type="string" office:string-value="Multimédia" calcext:value-type="string" table:number-columns-spanned="1" table:number-rows-spanned="6">
            <text:p>Multimédia</text:p>
          </table:table-cell>
          <table:table-cell table:style-name="ce12" table:formula="of:=[$'Règles (modèle)'.B11]" office:value-type="string" office:string-value="FG08"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2]" office:value-type="string" office:string-value="FG09"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13]" office:value-type="string" office:string-value="FG10"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4]" office:value-type="string" office:string-value="FG11"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15]" office:value-type="string" office:string-value="FG12"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3">
          <table:covered-table-cell table:style-name="En-tête_20_de_20_tableau"/>
          <table:table-cell table:style-name="ce12" table:formula="of:=[$'Règles (modèle)'.B16]" office:value-type="string" office:string-value="FG13"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2" table:formula="of:=[$'Règles (modèle)'.B17]" office:value-type="string" office:string-value="FG14"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2" table:formula="of:=[$'Règles (modèle)'.B18]" office:value-type="string" office:string-value="FG15"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9">
          <table:table-cell table:style-name="ce43" table:formula="of:=[$'Règles (modèle)'.A19]" office:value-type="string" office:string-value="Scripts" calcext:value-type="string" table:number-columns-spanned="1" table:number-rows-spanned="3">
            <text:p>Scripts</text:p>
          </table:table-cell>
          <table:table-cell table:style-name="ce12" table:formula="of:=[$'Règles (modèle)'.B19]" office:value-type="string" office:string-value="FG16"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20]" office:value-type="string" office:string-value="FG17"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4">
          <table:covered-table-cell table:style-name="En-tête_20_de_20_tableau"/>
          <table:table-cell table:style-name="ce12" table:formula="of:=[$'Règles (modèle)'.B21]" office:value-type="string" office:string-value="FG18"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7">
          <table:table-cell table:style-name="ce43" table:formula="of:=[$'Règles (modèle)'.A22]" office:value-type="string" office:string-value="Structuration de l'information" calcext:value-type="string" table:number-columns-spanned="1" table:number-rows-spanned="3">
            <text:p>Structuration de l'information</text:p>
          </table:table-cell>
          <table:table-cell table:style-name="ce12" table:formula="of:=[$'Règles (modèle)'.B22]" office:value-type="string" office:string-value="FG19"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23]" office:value-type="string" office:string-value="FG20"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24]" office:value-type="string" office:string-value="FG21"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1">
          <table:table-cell table:style-name="ce43" table:formula="of:=[$'Règles (modèle)'.A25]" office:value-type="string" office:string-value="Présentation de l'information" calcext:value-type="string" table:number-columns-spanned="1" table:number-rows-spanned="9">
            <text:p>Présentation de l'information</text:p>
          </table:table-cell>
          <table:table-cell table:style-name="ce12" table:formula="of:=[$'Règles (modèle)'.B25]" office:value-type="string" office:string-value="FG22"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26]" office:value-type="string" office:string-value="FG23"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7]" office:value-type="string" office:string-value="FG24"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8]" office:value-type="string" office:string-value="FG25"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29]" office:value-type="string" office:string-value="FG26"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30]" office:value-type="string" office:string-value="FG27"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1]" office:value-type="string" office:string-value="FG28"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table:formula="of:=[$'Règles (modèle)'.B32]" office:value-type="string" office:string-value="FG29"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3]" office:value-type="string" office:string-value="FG30"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34]" office:value-type="string" office:string-value="Formulaires" calcext:value-type="string" table:number-columns-spanned="1" table:number-rows-spanned="12">
            <text:p>Formulaires</text:p>
          </table:table-cell>
          <table:table-cell table:style-name="ce12" table:formula="of:=[$'Règles (modèle)'.B34]" office:value-type="string" office:string-value="FG31"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5]" office:value-type="string" office:string-value="FG32"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36]" office:value-type="string" office:string-value="FG33"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7]" office:value-type="string" office:string-value="FG34"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8]" office:value-type="string" office:string-value="FG35"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9]" office:value-type="string" office:string-value="FG36"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table:formula="of:=[$'Règles (modèle)'.B40]" office:value-type="string" office:string-value="FG37"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1]" office:value-type="string" office:string-value="FG38"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2]" office:value-type="string" office:string-value="FG39"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table:formula="of:=[$'Règles (modèle)'.B43]" office:value-type="string" office:string-value="FG40"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4]" office:value-type="string" office:string-value="FG41"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45]" office:value-type="string" office:string-value="FG42"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8">
          <table:table-cell table:style-name="ce43" table:formula="of:=[$'Règles (modèle)'.A46]" office:value-type="string" office:string-value="Navigation" calcext:value-type="string" table:number-columns-spanned="1" table:number-rows-spanned="6">
            <text:p>Navigation</text:p>
          </table:table-cell>
          <table:table-cell table:style-name="ce12" table:formula="of:=[$'Règles (modèle)'.B46]" office:value-type="string" office:string-value="FG43"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47]" office:value-type="string" office:string-value="FG44"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8]" office:value-type="string" office:string-value="FG45"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49]" office:value-type="string" office:string-value="FG46"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50]" office:value-type="string" office:string-value="FG47"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51]" office:value-type="string" office:string-value="FG48"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52]" office:value-type="string" office:string-value="Consultation" calcext:value-type="string" table:number-columns-spanned="1" table:number-rows-spanned="5">
            <text:p>Consultation</text:p>
          </table:table-cell>
          <table:table-cell table:style-name="ce12" table:formula="of:=[$'Règles (modèle)'.B52]" office:value-type="string" office:string-value="FG49"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53]" office:value-type="string" office:string-value="FG50"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54]" office:value-type="string" office:string-value="FG51"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table:formula="of:=[$'Règles (modèle)'.B55]" office:value-type="string" office:string-value="FG52"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56]" office:value-type="string" office:string-value="FG53"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73" table:content-validation-name="val1" office:value-type="string" calcext:value-type="string">
            <text:p>NT</text:p>
          </table:table-cell>
          <table:table-cell table:style-name="ce9"/>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2" table:formula="of:=[$'Règles (modèle)'.B57]" office:value-type="string" office:string-value="-"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73"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2" table:formula="of:=[$'Règles (modèle)'.B58]" office:value-type="string" office:string-value="-"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2.E4:P02.E57">
            <calcext:condition calcext:apply-style-name="Statut - Oui (problème détecté)" calcext:value="=&quot;Problème(s) détecté(s)&quot;" calcext:base-cell-address="P02.E4"/>
            <calcext:condition calcext:apply-style-name="Statut - Non (problème non détecté)" calcext:value="=&quot;Problème non détecté&quot;" calcext:base-cell-address="P02.E4"/>
            <calcext:condition calcext:apply-style-name="Statut - NA" calcext:value="=&quot;NA&quot;" calcext:base-cell-address="P02.E4"/>
            <calcext:condition calcext:apply-style-name="Statut - NT" calcext:value="=&quot;NT&quot;" calcext:base-cell-address="P02.E4"/>
          </calcext:conditional-format>
        </calcext:conditional-formats>
      </table:table>
      <table:table table:name="P03" table:style-name="ta1">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Règles (modèle)'.A1]" office:value-type="string" office:string-value="RGAA 4.1 – Grille d’audit flash graphisme (checklist) – version 1.1" calcext:value-type="string" table:number-columns-spanned="6" table:number-rows-spanned="1">
            <text:p>RGAA 4.1 – Grille d’audit flash graphisme (checklist) – version 1.1</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1];&quot; - &quot;;[$Échantillon.B11];&quot; : &quot;;[$Échantillon.C11])" office:value-type="string" office:string-value="P03 -  : " calcext:value-type="string" table:number-columns-spanned="6" table:number-rows-spanned="1">
            <text:p>P03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2" table:formula="of:=[$'Règles (modèle)'.B4]" office:value-type="string" office:string-value="FG01"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2">
          <table:table-cell table:style-name="ce43" table:formula="of:=[$'Règles (modèle)'.A5]" office:value-type="string" office:string-value="Images" calcext:value-type="string" table:number-columns-spanned="1" table:number-rows-spanned="3">
            <text:p>Images</text:p>
          </table:table-cell>
          <table:table-cell table:style-name="ce12" table:formula="of:=[$'Règles (modèle)'.B5]" office:value-type="string" office:string-value="FG02"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12" table:formula="of:=[$'Règles (modèle)'.B6]" office:value-type="string" office:string-value="FG03"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80"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7]" office:value-type="string" office:string-value="FG04"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4">
          <table:table-cell table:style-name="ce43" table:formula="of:=[$'Règles (modèle)'.A8]" office:value-type="string" office:string-value="Couleurs" calcext:value-type="string" table:number-columns-spanned="1" table:number-rows-spanned="3">
            <text:p>Couleurs</text:p>
          </table:table-cell>
          <table:table-cell table:style-name="ce12" table:formula="of:=[$'Règles (modèle)'.B8]" office:value-type="string" office:string-value="FG05"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9]" office:value-type="string" office:string-value="FG06"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1">
          <table:covered-table-cell table:style-name="En-tête_20_de_20_tableau"/>
          <table:table-cell table:style-name="ce12" table:formula="of:=[$'Règles (modèle)'.B10]" office:value-type="string" office:string-value="FG07"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2">
          <table:table-cell table:style-name="ce43" table:formula="of:=[$'Règles (modèle)'.A11]" office:value-type="string" office:string-value="Multimédia" calcext:value-type="string" table:number-columns-spanned="1" table:number-rows-spanned="6">
            <text:p>Multimédia</text:p>
          </table:table-cell>
          <table:table-cell table:style-name="ce12" table:formula="of:=[$'Règles (modèle)'.B11]" office:value-type="string" office:string-value="FG08"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2]" office:value-type="string" office:string-value="FG09"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13]" office:value-type="string" office:string-value="FG10"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4]" office:value-type="string" office:string-value="FG11"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15]" office:value-type="string" office:string-value="FG12"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3">
          <table:covered-table-cell table:style-name="En-tête_20_de_20_tableau"/>
          <table:table-cell table:style-name="ce12" table:formula="of:=[$'Règles (modèle)'.B16]" office:value-type="string" office:string-value="FG13"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2" table:formula="of:=[$'Règles (modèle)'.B17]" office:value-type="string" office:string-value="FG14"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2" table:formula="of:=[$'Règles (modèle)'.B18]" office:value-type="string" office:string-value="FG15"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9">
          <table:table-cell table:style-name="ce43" table:formula="of:=[$'Règles (modèle)'.A19]" office:value-type="string" office:string-value="Scripts" calcext:value-type="string" table:number-columns-spanned="1" table:number-rows-spanned="3">
            <text:p>Scripts</text:p>
          </table:table-cell>
          <table:table-cell table:style-name="ce12" table:formula="of:=[$'Règles (modèle)'.B19]" office:value-type="string" office:string-value="FG16"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20]" office:value-type="string" office:string-value="FG17"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4">
          <table:covered-table-cell table:style-name="En-tête_20_de_20_tableau"/>
          <table:table-cell table:style-name="ce12" table:formula="of:=[$'Règles (modèle)'.B21]" office:value-type="string" office:string-value="FG18"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7">
          <table:table-cell table:style-name="ce43" table:formula="of:=[$'Règles (modèle)'.A22]" office:value-type="string" office:string-value="Structuration de l'information" calcext:value-type="string" table:number-columns-spanned="1" table:number-rows-spanned="3">
            <text:p>Structuration de l'information</text:p>
          </table:table-cell>
          <table:table-cell table:style-name="ce12" table:formula="of:=[$'Règles (modèle)'.B22]" office:value-type="string" office:string-value="FG19"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23]" office:value-type="string" office:string-value="FG20"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24]" office:value-type="string" office:string-value="FG21"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1">
          <table:table-cell table:style-name="ce43" table:formula="of:=[$'Règles (modèle)'.A25]" office:value-type="string" office:string-value="Présentation de l'information" calcext:value-type="string" table:number-columns-spanned="1" table:number-rows-spanned="9">
            <text:p>Présentation de l'information</text:p>
          </table:table-cell>
          <table:table-cell table:style-name="ce12" table:formula="of:=[$'Règles (modèle)'.B25]" office:value-type="string" office:string-value="FG22"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26]" office:value-type="string" office:string-value="FG23"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7]" office:value-type="string" office:string-value="FG24"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8]" office:value-type="string" office:string-value="FG25"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29]" office:value-type="string" office:string-value="FG26"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30]" office:value-type="string" office:string-value="FG27"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1]" office:value-type="string" office:string-value="FG28"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table:formula="of:=[$'Règles (modèle)'.B32]" office:value-type="string" office:string-value="FG29"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3]" office:value-type="string" office:string-value="FG30"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34]" office:value-type="string" office:string-value="Formulaires" calcext:value-type="string" table:number-columns-spanned="1" table:number-rows-spanned="12">
            <text:p>Formulaires</text:p>
          </table:table-cell>
          <table:table-cell table:style-name="ce12" table:formula="of:=[$'Règles (modèle)'.B34]" office:value-type="string" office:string-value="FG31"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5]" office:value-type="string" office:string-value="FG32"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36]" office:value-type="string" office:string-value="FG33"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7]" office:value-type="string" office:string-value="FG34"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8]" office:value-type="string" office:string-value="FG35"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9]" office:value-type="string" office:string-value="FG36"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table:formula="of:=[$'Règles (modèle)'.B40]" office:value-type="string" office:string-value="FG37"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1]" office:value-type="string" office:string-value="FG38"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2]" office:value-type="string" office:string-value="FG39"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table:formula="of:=[$'Règles (modèle)'.B43]" office:value-type="string" office:string-value="FG40"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4]" office:value-type="string" office:string-value="FG41"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45]" office:value-type="string" office:string-value="FG42"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8">
          <table:table-cell table:style-name="ce43" table:formula="of:=[$'Règles (modèle)'.A46]" office:value-type="string" office:string-value="Navigation" calcext:value-type="string" table:number-columns-spanned="1" table:number-rows-spanned="6">
            <text:p>Navigation</text:p>
          </table:table-cell>
          <table:table-cell table:style-name="ce12" table:formula="of:=[$'Règles (modèle)'.B46]" office:value-type="string" office:string-value="FG43"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47]" office:value-type="string" office:string-value="FG44"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8]" office:value-type="string" office:string-value="FG45"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49]" office:value-type="string" office:string-value="FG46"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50]" office:value-type="string" office:string-value="FG47"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51]" office:value-type="string" office:string-value="FG48"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52]" office:value-type="string" office:string-value="Consultation" calcext:value-type="string" table:number-columns-spanned="1" table:number-rows-spanned="5">
            <text:p>Consultation</text:p>
          </table:table-cell>
          <table:table-cell table:style-name="ce12" table:formula="of:=[$'Règles (modèle)'.B52]" office:value-type="string" office:string-value="FG49"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53]" office:value-type="string" office:string-value="FG50"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54]" office:value-type="string" office:string-value="FG51"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table:formula="of:=[$'Règles (modèle)'.B55]" office:value-type="string" office:string-value="FG52"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56]" office:value-type="string" office:string-value="FG53"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79" table:content-validation-name="val1" office:value-type="string" calcext:value-type="string">
            <text:p>NT</text:p>
          </table:table-cell>
          <table:table-cell table:style-name="ce9"/>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2" table:formula="of:=[$'Règles (modèle)'.B57]" office:value-type="string" office:string-value="-"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7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2" table:formula="of:=[$'Règles (modèle)'.B58]" office:value-type="string" office:string-value="-"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3.E4:P03.E57">
            <calcext:condition calcext:apply-style-name="Statut - Oui (problème détecté)" calcext:value="=&quot;Problème(s) détecté(s)&quot;" calcext:base-cell-address="P03.E4"/>
            <calcext:condition calcext:apply-style-name="Statut - Non (problème non détecté)" calcext:value="=&quot;Problème non détecté&quot;" calcext:base-cell-address="P03.E4"/>
            <calcext:condition calcext:apply-style-name="Statut - NA" calcext:value="=&quot;NA&quot;" calcext:base-cell-address="P03.E4"/>
            <calcext:condition calcext:apply-style-name="Statut - NT" calcext:value="=&quot;NT&quot;" calcext:base-cell-address="P03.E4"/>
          </calcext:conditional-format>
        </calcext:conditional-formats>
      </table:table>
      <table:table table:name="P04" table:style-name="ta1">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Règles (modèle)'.A1]" office:value-type="string" office:string-value="RGAA 4.1 – Grille d’audit flash graphisme (checklist) – version 1.1" calcext:value-type="string" table:number-columns-spanned="6" table:number-rows-spanned="1">
            <text:p>RGAA 4.1 – Grille d’audit flash graphisme (checklist) – version 1.1</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2];&quot; - &quot;;[$Échantillon.B12];&quot; : &quot;;[$Échantillon.C12])" office:value-type="string" office:string-value="P04 -  : " calcext:value-type="string" table:number-columns-spanned="6" table:number-rows-spanned="1">
            <text:p>P04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2" table:formula="of:=[$'Règles (modèle)'.B4]" office:value-type="string" office:string-value="FG01"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2">
          <table:table-cell table:style-name="ce43" table:formula="of:=[$'Règles (modèle)'.A5]" office:value-type="string" office:string-value="Images" calcext:value-type="string" table:number-columns-spanned="1" table:number-rows-spanned="3">
            <text:p>Images</text:p>
          </table:table-cell>
          <table:table-cell table:style-name="ce12" table:formula="of:=[$'Règles (modèle)'.B5]" office:value-type="string" office:string-value="FG02"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12" table:formula="of:=[$'Règles (modèle)'.B6]" office:value-type="string" office:string-value="FG03"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84"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7]" office:value-type="string" office:string-value="FG04"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4">
          <table:table-cell table:style-name="ce43" table:formula="of:=[$'Règles (modèle)'.A8]" office:value-type="string" office:string-value="Couleurs" calcext:value-type="string" table:number-columns-spanned="1" table:number-rows-spanned="3">
            <text:p>Couleurs</text:p>
          </table:table-cell>
          <table:table-cell table:style-name="ce12" table:formula="of:=[$'Règles (modèle)'.B8]" office:value-type="string" office:string-value="FG05"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9]" office:value-type="string" office:string-value="FG06"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1">
          <table:covered-table-cell table:style-name="En-tête_20_de_20_tableau"/>
          <table:table-cell table:style-name="ce12" table:formula="of:=[$'Règles (modèle)'.B10]" office:value-type="string" office:string-value="FG07"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2">
          <table:table-cell table:style-name="ce43" table:formula="of:=[$'Règles (modèle)'.A11]" office:value-type="string" office:string-value="Multimédia" calcext:value-type="string" table:number-columns-spanned="1" table:number-rows-spanned="6">
            <text:p>Multimédia</text:p>
          </table:table-cell>
          <table:table-cell table:style-name="ce12" table:formula="of:=[$'Règles (modèle)'.B11]" office:value-type="string" office:string-value="FG08"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2]" office:value-type="string" office:string-value="FG09"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13]" office:value-type="string" office:string-value="FG10"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4]" office:value-type="string" office:string-value="FG11"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15]" office:value-type="string" office:string-value="FG12"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3">
          <table:covered-table-cell table:style-name="En-tête_20_de_20_tableau"/>
          <table:table-cell table:style-name="ce12" table:formula="of:=[$'Règles (modèle)'.B16]" office:value-type="string" office:string-value="FG13"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2" table:formula="of:=[$'Règles (modèle)'.B17]" office:value-type="string" office:string-value="FG14"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2" table:formula="of:=[$'Règles (modèle)'.B18]" office:value-type="string" office:string-value="FG15"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9">
          <table:table-cell table:style-name="ce43" table:formula="of:=[$'Règles (modèle)'.A19]" office:value-type="string" office:string-value="Scripts" calcext:value-type="string" table:number-columns-spanned="1" table:number-rows-spanned="3">
            <text:p>Scripts</text:p>
          </table:table-cell>
          <table:table-cell table:style-name="ce12" table:formula="of:=[$'Règles (modèle)'.B19]" office:value-type="string" office:string-value="FG16"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20]" office:value-type="string" office:string-value="FG17"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4">
          <table:covered-table-cell table:style-name="En-tête_20_de_20_tableau"/>
          <table:table-cell table:style-name="ce12" table:formula="of:=[$'Règles (modèle)'.B21]" office:value-type="string" office:string-value="FG18"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7">
          <table:table-cell table:style-name="ce43" table:formula="of:=[$'Règles (modèle)'.A22]" office:value-type="string" office:string-value="Structuration de l'information" calcext:value-type="string" table:number-columns-spanned="1" table:number-rows-spanned="3">
            <text:p>Structuration de l'information</text:p>
          </table:table-cell>
          <table:table-cell table:style-name="ce12" table:formula="of:=[$'Règles (modèle)'.B22]" office:value-type="string" office:string-value="FG19"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23]" office:value-type="string" office:string-value="FG20"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24]" office:value-type="string" office:string-value="FG21"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1">
          <table:table-cell table:style-name="ce43" table:formula="of:=[$'Règles (modèle)'.A25]" office:value-type="string" office:string-value="Présentation de l'information" calcext:value-type="string" table:number-columns-spanned="1" table:number-rows-spanned="9">
            <text:p>Présentation de l'information</text:p>
          </table:table-cell>
          <table:table-cell table:style-name="ce12" table:formula="of:=[$'Règles (modèle)'.B25]" office:value-type="string" office:string-value="FG22"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26]" office:value-type="string" office:string-value="FG23"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7]" office:value-type="string" office:string-value="FG24"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8]" office:value-type="string" office:string-value="FG25"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29]" office:value-type="string" office:string-value="FG26"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30]" office:value-type="string" office:string-value="FG27"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1]" office:value-type="string" office:string-value="FG28"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table:formula="of:=[$'Règles (modèle)'.B32]" office:value-type="string" office:string-value="FG29"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3]" office:value-type="string" office:string-value="FG30"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34]" office:value-type="string" office:string-value="Formulaires" calcext:value-type="string" table:number-columns-spanned="1" table:number-rows-spanned="12">
            <text:p>Formulaires</text:p>
          </table:table-cell>
          <table:table-cell table:style-name="ce12" table:formula="of:=[$'Règles (modèle)'.B34]" office:value-type="string" office:string-value="FG31"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5]" office:value-type="string" office:string-value="FG32"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36]" office:value-type="string" office:string-value="FG33"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7]" office:value-type="string" office:string-value="FG34"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8]" office:value-type="string" office:string-value="FG35"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9]" office:value-type="string" office:string-value="FG36"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table:formula="of:=[$'Règles (modèle)'.B40]" office:value-type="string" office:string-value="FG37"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1]" office:value-type="string" office:string-value="FG38"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2]" office:value-type="string" office:string-value="FG39"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table:formula="of:=[$'Règles (modèle)'.B43]" office:value-type="string" office:string-value="FG40"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4]" office:value-type="string" office:string-value="FG41"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45]" office:value-type="string" office:string-value="FG42"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8">
          <table:table-cell table:style-name="ce43" table:formula="of:=[$'Règles (modèle)'.A46]" office:value-type="string" office:string-value="Navigation" calcext:value-type="string" table:number-columns-spanned="1" table:number-rows-spanned="6">
            <text:p>Navigation</text:p>
          </table:table-cell>
          <table:table-cell table:style-name="ce12" table:formula="of:=[$'Règles (modèle)'.B46]" office:value-type="string" office:string-value="FG43"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47]" office:value-type="string" office:string-value="FG44"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8]" office:value-type="string" office:string-value="FG45"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49]" office:value-type="string" office:string-value="FG46"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50]" office:value-type="string" office:string-value="FG47"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51]" office:value-type="string" office:string-value="FG48"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52]" office:value-type="string" office:string-value="Consultation" calcext:value-type="string" table:number-columns-spanned="1" table:number-rows-spanned="5">
            <text:p>Consultation</text:p>
          </table:table-cell>
          <table:table-cell table:style-name="ce12" table:formula="of:=[$'Règles (modèle)'.B52]" office:value-type="string" office:string-value="FG49"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53]" office:value-type="string" office:string-value="FG50"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54]" office:value-type="string" office:string-value="FG51"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table:formula="of:=[$'Règles (modèle)'.B55]" office:value-type="string" office:string-value="FG52"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56]" office:value-type="string" office:string-value="FG53"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81" table:content-validation-name="val1" office:value-type="string" calcext:value-type="string">
            <text:p>NT</text:p>
          </table:table-cell>
          <table:table-cell table:style-name="ce9"/>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2" table:formula="of:=[$'Règles (modèle)'.B57]" office:value-type="string" office:string-value="-"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8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2" table:formula="of:=[$'Règles (modèle)'.B58]" office:value-type="string" office:string-value="-"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4.E4:P04.E57">
            <calcext:condition calcext:apply-style-name="Statut - Oui (problème détecté)" calcext:value="=&quot;Problème(s) détecté(s)&quot;" calcext:base-cell-address="P04.E4"/>
            <calcext:condition calcext:apply-style-name="Statut - Non (problème non détecté)" calcext:value="=&quot;Problème non détecté&quot;" calcext:base-cell-address="P04.E4"/>
            <calcext:condition calcext:apply-style-name="Statut - NA" calcext:value="=&quot;NA&quot;" calcext:base-cell-address="P04.E4"/>
            <calcext:condition calcext:apply-style-name="Statut - NT" calcext:value="=&quot;NT&quot;" calcext:base-cell-address="P04.E4"/>
          </calcext:conditional-format>
        </calcext:conditional-formats>
      </table:table>
      <table:table table:name="P05" table:style-name="ta1">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Règles (modèle)'.A1]" office:value-type="string" office:string-value="RGAA 4.1 – Grille d’audit flash graphisme (checklist) – version 1.1" calcext:value-type="string" table:number-columns-spanned="6" table:number-rows-spanned="1">
            <text:p>RGAA 4.1 – Grille d’audit flash graphisme (checklist) – version 1.1</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3];&quot; - &quot;;[$Échantillon.B13];&quot; : &quot;;[$Échantillon.C13])" office:value-type="string" office:string-value="P05 -  : " calcext:value-type="string" table:number-columns-spanned="6" table:number-rows-spanned="1">
            <text:p>P05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2" table:formula="of:=[$'Règles (modèle)'.B4]" office:value-type="string" office:string-value="FG01"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2">
          <table:table-cell table:style-name="ce43" table:formula="of:=[$'Règles (modèle)'.A5]" office:value-type="string" office:string-value="Images" calcext:value-type="string" table:number-columns-spanned="1" table:number-rows-spanned="3">
            <text:p>Images</text:p>
          </table:table-cell>
          <table:table-cell table:style-name="ce12" table:formula="of:=[$'Règles (modèle)'.B5]" office:value-type="string" office:string-value="FG02"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12" table:formula="of:=[$'Règles (modèle)'.B6]" office:value-type="string" office:string-value="FG03"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96"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7]" office:value-type="string" office:string-value="FG04"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4">
          <table:table-cell table:style-name="ce43" table:formula="of:=[$'Règles (modèle)'.A8]" office:value-type="string" office:string-value="Couleurs" calcext:value-type="string" table:number-columns-spanned="1" table:number-rows-spanned="3">
            <text:p>Couleurs</text:p>
          </table:table-cell>
          <table:table-cell table:style-name="ce12" table:formula="of:=[$'Règles (modèle)'.B8]" office:value-type="string" office:string-value="FG05"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9]" office:value-type="string" office:string-value="FG06"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1">
          <table:covered-table-cell table:style-name="En-tête_20_de_20_tableau"/>
          <table:table-cell table:style-name="ce12" table:formula="of:=[$'Règles (modèle)'.B10]" office:value-type="string" office:string-value="FG07"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2">
          <table:table-cell table:style-name="ce43" table:formula="of:=[$'Règles (modèle)'.A11]" office:value-type="string" office:string-value="Multimédia" calcext:value-type="string" table:number-columns-spanned="1" table:number-rows-spanned="6">
            <text:p>Multimédia</text:p>
          </table:table-cell>
          <table:table-cell table:style-name="ce12" table:formula="of:=[$'Règles (modèle)'.B11]" office:value-type="string" office:string-value="FG08"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2]" office:value-type="string" office:string-value="FG09"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13]" office:value-type="string" office:string-value="FG10"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4]" office:value-type="string" office:string-value="FG11"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15]" office:value-type="string" office:string-value="FG12"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3">
          <table:covered-table-cell table:style-name="En-tête_20_de_20_tableau"/>
          <table:table-cell table:style-name="ce12" table:formula="of:=[$'Règles (modèle)'.B16]" office:value-type="string" office:string-value="FG13"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2" table:formula="of:=[$'Règles (modèle)'.B17]" office:value-type="string" office:string-value="FG14"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2" table:formula="of:=[$'Règles (modèle)'.B18]" office:value-type="string" office:string-value="FG15"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9">
          <table:table-cell table:style-name="ce43" table:formula="of:=[$'Règles (modèle)'.A19]" office:value-type="string" office:string-value="Scripts" calcext:value-type="string" table:number-columns-spanned="1" table:number-rows-spanned="3">
            <text:p>Scripts</text:p>
          </table:table-cell>
          <table:table-cell table:style-name="ce12" table:formula="of:=[$'Règles (modèle)'.B19]" office:value-type="string" office:string-value="FG16"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20]" office:value-type="string" office:string-value="FG17"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4">
          <table:covered-table-cell table:style-name="En-tête_20_de_20_tableau"/>
          <table:table-cell table:style-name="ce12" table:formula="of:=[$'Règles (modèle)'.B21]" office:value-type="string" office:string-value="FG18"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7">
          <table:table-cell table:style-name="ce43" table:formula="of:=[$'Règles (modèle)'.A22]" office:value-type="string" office:string-value="Structuration de l'information" calcext:value-type="string" table:number-columns-spanned="1" table:number-rows-spanned="3">
            <text:p>Structuration de l'information</text:p>
          </table:table-cell>
          <table:table-cell table:style-name="ce12" table:formula="of:=[$'Règles (modèle)'.B22]" office:value-type="string" office:string-value="FG19"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23]" office:value-type="string" office:string-value="FG20"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24]" office:value-type="string" office:string-value="FG21"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1">
          <table:table-cell table:style-name="ce43" table:formula="of:=[$'Règles (modèle)'.A25]" office:value-type="string" office:string-value="Présentation de l'information" calcext:value-type="string" table:number-columns-spanned="1" table:number-rows-spanned="9">
            <text:p>Présentation de l'information</text:p>
          </table:table-cell>
          <table:table-cell table:style-name="ce12" table:formula="of:=[$'Règles (modèle)'.B25]" office:value-type="string" office:string-value="FG22"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26]" office:value-type="string" office:string-value="FG23"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7]" office:value-type="string" office:string-value="FG24"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8]" office:value-type="string" office:string-value="FG25"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29]" office:value-type="string" office:string-value="FG26"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30]" office:value-type="string" office:string-value="FG27"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1]" office:value-type="string" office:string-value="FG28"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table:formula="of:=[$'Règles (modèle)'.B32]" office:value-type="string" office:string-value="FG29"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3]" office:value-type="string" office:string-value="FG30"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34]" office:value-type="string" office:string-value="Formulaires" calcext:value-type="string" table:number-columns-spanned="1" table:number-rows-spanned="12">
            <text:p>Formulaires</text:p>
          </table:table-cell>
          <table:table-cell table:style-name="ce12" table:formula="of:=[$'Règles (modèle)'.B34]" office:value-type="string" office:string-value="FG31"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5]" office:value-type="string" office:string-value="FG32"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36]" office:value-type="string" office:string-value="FG33"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7]" office:value-type="string" office:string-value="FG34"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8]" office:value-type="string" office:string-value="FG35"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9]" office:value-type="string" office:string-value="FG36"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table:formula="of:=[$'Règles (modèle)'.B40]" office:value-type="string" office:string-value="FG37"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1]" office:value-type="string" office:string-value="FG38"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2]" office:value-type="string" office:string-value="FG39"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table:formula="of:=[$'Règles (modèle)'.B43]" office:value-type="string" office:string-value="FG40"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4]" office:value-type="string" office:string-value="FG41"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45]" office:value-type="string" office:string-value="FG42"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8">
          <table:table-cell table:style-name="ce43" table:formula="of:=[$'Règles (modèle)'.A46]" office:value-type="string" office:string-value="Navigation" calcext:value-type="string" table:number-columns-spanned="1" table:number-rows-spanned="6">
            <text:p>Navigation</text:p>
          </table:table-cell>
          <table:table-cell table:style-name="ce12" table:formula="of:=[$'Règles (modèle)'.B46]" office:value-type="string" office:string-value="FG43"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47]" office:value-type="string" office:string-value="FG44"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8]" office:value-type="string" office:string-value="FG45"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49]" office:value-type="string" office:string-value="FG46"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50]" office:value-type="string" office:string-value="FG47"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51]" office:value-type="string" office:string-value="FG48"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52]" office:value-type="string" office:string-value="Consultation" calcext:value-type="string" table:number-columns-spanned="1" table:number-rows-spanned="5">
            <text:p>Consultation</text:p>
          </table:table-cell>
          <table:table-cell table:style-name="ce12" table:formula="of:=[$'Règles (modèle)'.B52]" office:value-type="string" office:string-value="FG49"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53]" office:value-type="string" office:string-value="FG50"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54]" office:value-type="string" office:string-value="FG51"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table:formula="of:=[$'Règles (modèle)'.B55]" office:value-type="string" office:string-value="FG52"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56]" office:value-type="string" office:string-value="FG53"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85" table:content-validation-name="val1" office:value-type="string" calcext:value-type="string">
            <text:p>NT</text:p>
          </table:table-cell>
          <table:table-cell table:style-name="ce9"/>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2" table:formula="of:=[$'Règles (modèle)'.B57]" office:value-type="string" office:string-value="-"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8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2" table:formula="of:=[$'Règles (modèle)'.B58]" office:value-type="string" office:string-value="-"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5.E4:P05.E57">
            <calcext:condition calcext:apply-style-name="Statut - Oui (problème détecté)" calcext:value="=&quot;Problème(s) détecté(s)&quot;" calcext:base-cell-address="P05.E4"/>
            <calcext:condition calcext:apply-style-name="Statut - Non (problème non détecté)" calcext:value="=&quot;Problème non détecté&quot;" calcext:base-cell-address="P05.E4"/>
            <calcext:condition calcext:apply-style-name="Statut - NA" calcext:value="=&quot;NA&quot;" calcext:base-cell-address="P05.E4"/>
            <calcext:condition calcext:apply-style-name="Statut - NT" calcext:value="=&quot;NT&quot;" calcext:base-cell-address="P05.E4"/>
          </calcext:conditional-format>
        </calcext:conditional-formats>
      </table:table>
      <table:table table:name="P06" table:style-name="ta1">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Règles (modèle)'.A1]" office:value-type="string" office:string-value="RGAA 4.1 – Grille d’audit flash graphisme (checklist) – version 1.1" calcext:value-type="string" table:number-columns-spanned="6" table:number-rows-spanned="1">
            <text:p>RGAA 4.1 – Grille d’audit flash graphisme (checklist) – version 1.1</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4];&quot; - &quot;;[$Échantillon.B14];&quot; : &quot;;[$Échantillon.C14])" office:value-type="string" office:string-value="P06 -  : " calcext:value-type="string" table:number-columns-spanned="6" table:number-rows-spanned="1">
            <text:p>P06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2" table:formula="of:=[$'Règles (modèle)'.B4]" office:value-type="string" office:string-value="FG01"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2">
          <table:table-cell table:style-name="ce43" table:formula="of:=[$'Règles (modèle)'.A5]" office:value-type="string" office:string-value="Images" calcext:value-type="string" table:number-columns-spanned="1" table:number-rows-spanned="3">
            <text:p>Images</text:p>
          </table:table-cell>
          <table:table-cell table:style-name="ce12" table:formula="of:=[$'Règles (modèle)'.B5]" office:value-type="string" office:string-value="FG02"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12" table:formula="of:=[$'Règles (modèle)'.B6]" office:value-type="string" office:string-value="FG03"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98"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7]" office:value-type="string" office:string-value="FG04"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4">
          <table:table-cell table:style-name="ce43" table:formula="of:=[$'Règles (modèle)'.A8]" office:value-type="string" office:string-value="Couleurs" calcext:value-type="string" table:number-columns-spanned="1" table:number-rows-spanned="3">
            <text:p>Couleurs</text:p>
          </table:table-cell>
          <table:table-cell table:style-name="ce12" table:formula="of:=[$'Règles (modèle)'.B8]" office:value-type="string" office:string-value="FG05"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9]" office:value-type="string" office:string-value="FG06"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1">
          <table:covered-table-cell table:style-name="En-tête_20_de_20_tableau"/>
          <table:table-cell table:style-name="ce12" table:formula="of:=[$'Règles (modèle)'.B10]" office:value-type="string" office:string-value="FG07"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2">
          <table:table-cell table:style-name="ce43" table:formula="of:=[$'Règles (modèle)'.A11]" office:value-type="string" office:string-value="Multimédia" calcext:value-type="string" table:number-columns-spanned="1" table:number-rows-spanned="6">
            <text:p>Multimédia</text:p>
          </table:table-cell>
          <table:table-cell table:style-name="ce12" table:formula="of:=[$'Règles (modèle)'.B11]" office:value-type="string" office:string-value="FG08"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2]" office:value-type="string" office:string-value="FG09"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13]" office:value-type="string" office:string-value="FG10"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4]" office:value-type="string" office:string-value="FG11"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15]" office:value-type="string" office:string-value="FG12"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3">
          <table:covered-table-cell table:style-name="En-tête_20_de_20_tableau"/>
          <table:table-cell table:style-name="ce12" table:formula="of:=[$'Règles (modèle)'.B16]" office:value-type="string" office:string-value="FG13"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2" table:formula="of:=[$'Règles (modèle)'.B17]" office:value-type="string" office:string-value="FG14"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2" table:formula="of:=[$'Règles (modèle)'.B18]" office:value-type="string" office:string-value="FG15"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9">
          <table:table-cell table:style-name="ce43" table:formula="of:=[$'Règles (modèle)'.A19]" office:value-type="string" office:string-value="Scripts" calcext:value-type="string" table:number-columns-spanned="1" table:number-rows-spanned="3">
            <text:p>Scripts</text:p>
          </table:table-cell>
          <table:table-cell table:style-name="ce12" table:formula="of:=[$'Règles (modèle)'.B19]" office:value-type="string" office:string-value="FG16"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20]" office:value-type="string" office:string-value="FG17"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4">
          <table:covered-table-cell table:style-name="En-tête_20_de_20_tableau"/>
          <table:table-cell table:style-name="ce12" table:formula="of:=[$'Règles (modèle)'.B21]" office:value-type="string" office:string-value="FG18"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7">
          <table:table-cell table:style-name="ce43" table:formula="of:=[$'Règles (modèle)'.A22]" office:value-type="string" office:string-value="Structuration de l'information" calcext:value-type="string" table:number-columns-spanned="1" table:number-rows-spanned="3">
            <text:p>Structuration de l'information</text:p>
          </table:table-cell>
          <table:table-cell table:style-name="ce12" table:formula="of:=[$'Règles (modèle)'.B22]" office:value-type="string" office:string-value="FG19"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23]" office:value-type="string" office:string-value="FG20"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24]" office:value-type="string" office:string-value="FG21"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1">
          <table:table-cell table:style-name="ce43" table:formula="of:=[$'Règles (modèle)'.A25]" office:value-type="string" office:string-value="Présentation de l'information" calcext:value-type="string" table:number-columns-spanned="1" table:number-rows-spanned="9">
            <text:p>Présentation de l'information</text:p>
          </table:table-cell>
          <table:table-cell table:style-name="ce12" table:formula="of:=[$'Règles (modèle)'.B25]" office:value-type="string" office:string-value="FG22"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26]" office:value-type="string" office:string-value="FG23"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7]" office:value-type="string" office:string-value="FG24"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8]" office:value-type="string" office:string-value="FG25"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29]" office:value-type="string" office:string-value="FG26"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30]" office:value-type="string" office:string-value="FG27"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1]" office:value-type="string" office:string-value="FG28"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table:formula="of:=[$'Règles (modèle)'.B32]" office:value-type="string" office:string-value="FG29"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3]" office:value-type="string" office:string-value="FG30"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34]" office:value-type="string" office:string-value="Formulaires" calcext:value-type="string" table:number-columns-spanned="1" table:number-rows-spanned="12">
            <text:p>Formulaires</text:p>
          </table:table-cell>
          <table:table-cell table:style-name="ce12" table:formula="of:=[$'Règles (modèle)'.B34]" office:value-type="string" office:string-value="FG31"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5]" office:value-type="string" office:string-value="FG32"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36]" office:value-type="string" office:string-value="FG33"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7]" office:value-type="string" office:string-value="FG34"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8]" office:value-type="string" office:string-value="FG35"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9]" office:value-type="string" office:string-value="FG36"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table:formula="of:=[$'Règles (modèle)'.B40]" office:value-type="string" office:string-value="FG37"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1]" office:value-type="string" office:string-value="FG38"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2]" office:value-type="string" office:string-value="FG39"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table:formula="of:=[$'Règles (modèle)'.B43]" office:value-type="string" office:string-value="FG40"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4]" office:value-type="string" office:string-value="FG41"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45]" office:value-type="string" office:string-value="FG42"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8">
          <table:table-cell table:style-name="ce43" table:formula="of:=[$'Règles (modèle)'.A46]" office:value-type="string" office:string-value="Navigation" calcext:value-type="string" table:number-columns-spanned="1" table:number-rows-spanned="6">
            <text:p>Navigation</text:p>
          </table:table-cell>
          <table:table-cell table:style-name="ce12" table:formula="of:=[$'Règles (modèle)'.B46]" office:value-type="string" office:string-value="FG43"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47]" office:value-type="string" office:string-value="FG44"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8]" office:value-type="string" office:string-value="FG45"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49]" office:value-type="string" office:string-value="FG46"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50]" office:value-type="string" office:string-value="FG47"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51]" office:value-type="string" office:string-value="FG48"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52]" office:value-type="string" office:string-value="Consultation" calcext:value-type="string" table:number-columns-spanned="1" table:number-rows-spanned="5">
            <text:p>Consultation</text:p>
          </table:table-cell>
          <table:table-cell table:style-name="ce12" table:formula="of:=[$'Règles (modèle)'.B52]" office:value-type="string" office:string-value="FG49"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53]" office:value-type="string" office:string-value="FG50"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54]" office:value-type="string" office:string-value="FG51"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table:formula="of:=[$'Règles (modèle)'.B55]" office:value-type="string" office:string-value="FG52"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56]" office:value-type="string" office:string-value="FG53"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97" table:content-validation-name="val1" office:value-type="string" calcext:value-type="string">
            <text:p>NT</text:p>
          </table:table-cell>
          <table:table-cell table:style-name="ce9"/>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2" table:formula="of:=[$'Règles (modèle)'.B57]" office:value-type="string" office:string-value="-"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9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2" table:formula="of:=[$'Règles (modèle)'.B58]" office:value-type="string" office:string-value="-"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6.E4:P06.E57">
            <calcext:condition calcext:apply-style-name="Statut - Oui (problème détecté)" calcext:value="=&quot;Problème(s) détecté(s)&quot;" calcext:base-cell-address="P06.E4"/>
            <calcext:condition calcext:apply-style-name="Statut - Non (problème non détecté)" calcext:value="=&quot;Problème non détecté&quot;" calcext:base-cell-address="P06.E4"/>
            <calcext:condition calcext:apply-style-name="Statut - NA" calcext:value="=&quot;NA&quot;" calcext:base-cell-address="P06.E4"/>
            <calcext:condition calcext:apply-style-name="Statut - NT" calcext:value="=&quot;NT&quot;" calcext:base-cell-address="P06.E4"/>
          </calcext:conditional-format>
        </calcext:conditional-formats>
      </table:table>
      <table:table table:name="P07" table:style-name="ta1">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Règles (modèle)'.A1]" office:value-type="string" office:string-value="RGAA 4.1 – Grille d’audit flash graphisme (checklist) – version 1.1" calcext:value-type="string" table:number-columns-spanned="6" table:number-rows-spanned="1">
            <text:p>RGAA 4.1 – Grille d’audit flash graphisme (checklist) – version 1.1</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5];&quot; - &quot;;[$Échantillon.B15];&quot; : &quot;;[$Échantillon.C15])" office:value-type="string" office:string-value="P07 -  : " calcext:value-type="string" table:number-columns-spanned="6" table:number-rows-spanned="1">
            <text:p>P07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2" table:formula="of:=[$'Règles (modèle)'.B4]" office:value-type="string" office:string-value="FG01"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2">
          <table:table-cell table:style-name="ce43" table:formula="of:=[$'Règles (modèle)'.A5]" office:value-type="string" office:string-value="Images" calcext:value-type="string" table:number-columns-spanned="1" table:number-rows-spanned="3">
            <text:p>Images</text:p>
          </table:table-cell>
          <table:table-cell table:style-name="ce12" table:formula="of:=[$'Règles (modèle)'.B5]" office:value-type="string" office:string-value="FG02"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12" table:formula="of:=[$'Règles (modèle)'.B6]" office:value-type="string" office:string-value="FG03"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7]" office:value-type="string" office:string-value="FG04"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4">
          <table:table-cell table:style-name="ce43" table:formula="of:=[$'Règles (modèle)'.A8]" office:value-type="string" office:string-value="Couleurs" calcext:value-type="string" table:number-columns-spanned="1" table:number-rows-spanned="3">
            <text:p>Couleurs</text:p>
          </table:table-cell>
          <table:table-cell table:style-name="ce12" table:formula="of:=[$'Règles (modèle)'.B8]" office:value-type="string" office:string-value="FG05"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9]" office:value-type="string" office:string-value="FG06"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1">
          <table:covered-table-cell table:style-name="En-tête_20_de_20_tableau"/>
          <table:table-cell table:style-name="ce12" table:formula="of:=[$'Règles (modèle)'.B10]" office:value-type="string" office:string-value="FG07"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2">
          <table:table-cell table:style-name="ce43" table:formula="of:=[$'Règles (modèle)'.A11]" office:value-type="string" office:string-value="Multimédia" calcext:value-type="string" table:number-columns-spanned="1" table:number-rows-spanned="6">
            <text:p>Multimédia</text:p>
          </table:table-cell>
          <table:table-cell table:style-name="ce12" table:formula="of:=[$'Règles (modèle)'.B11]" office:value-type="string" office:string-value="FG08"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2]" office:value-type="string" office:string-value="FG09"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13]" office:value-type="string" office:string-value="FG10"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4]" office:value-type="string" office:string-value="FG11"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15]" office:value-type="string" office:string-value="FG12"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3">
          <table:covered-table-cell table:style-name="En-tête_20_de_20_tableau"/>
          <table:table-cell table:style-name="ce12" table:formula="of:=[$'Règles (modèle)'.B16]" office:value-type="string" office:string-value="FG13"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2" table:formula="of:=[$'Règles (modèle)'.B17]" office:value-type="string" office:string-value="FG14"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2" table:formula="of:=[$'Règles (modèle)'.B18]" office:value-type="string" office:string-value="FG15"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9">
          <table:table-cell table:style-name="ce43" table:formula="of:=[$'Règles (modèle)'.A19]" office:value-type="string" office:string-value="Scripts" calcext:value-type="string" table:number-columns-spanned="1" table:number-rows-spanned="3">
            <text:p>Scripts</text:p>
          </table:table-cell>
          <table:table-cell table:style-name="ce12" table:formula="of:=[$'Règles (modèle)'.B19]" office:value-type="string" office:string-value="FG16"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20]" office:value-type="string" office:string-value="FG17"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4">
          <table:covered-table-cell table:style-name="En-tête_20_de_20_tableau"/>
          <table:table-cell table:style-name="ce12" table:formula="of:=[$'Règles (modèle)'.B21]" office:value-type="string" office:string-value="FG18"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7">
          <table:table-cell table:style-name="ce43" table:formula="of:=[$'Règles (modèle)'.A22]" office:value-type="string" office:string-value="Structuration de l'information" calcext:value-type="string" table:number-columns-spanned="1" table:number-rows-spanned="3">
            <text:p>Structuration de l'information</text:p>
          </table:table-cell>
          <table:table-cell table:style-name="ce12" table:formula="of:=[$'Règles (modèle)'.B22]" office:value-type="string" office:string-value="FG19"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23]" office:value-type="string" office:string-value="FG20"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24]" office:value-type="string" office:string-value="FG21"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1">
          <table:table-cell table:style-name="ce43" table:formula="of:=[$'Règles (modèle)'.A25]" office:value-type="string" office:string-value="Présentation de l'information" calcext:value-type="string" table:number-columns-spanned="1" table:number-rows-spanned="9">
            <text:p>Présentation de l'information</text:p>
          </table:table-cell>
          <table:table-cell table:style-name="ce12" table:formula="of:=[$'Règles (modèle)'.B25]" office:value-type="string" office:string-value="FG22"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26]" office:value-type="string" office:string-value="FG23"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7]" office:value-type="string" office:string-value="FG24"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8]" office:value-type="string" office:string-value="FG25"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29]" office:value-type="string" office:string-value="FG26"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30]" office:value-type="string" office:string-value="FG27"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1]" office:value-type="string" office:string-value="FG28"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table:formula="of:=[$'Règles (modèle)'.B32]" office:value-type="string" office:string-value="FG29"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3]" office:value-type="string" office:string-value="FG30"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34]" office:value-type="string" office:string-value="Formulaires" calcext:value-type="string" table:number-columns-spanned="1" table:number-rows-spanned="12">
            <text:p>Formulaires</text:p>
          </table:table-cell>
          <table:table-cell table:style-name="ce12" table:formula="of:=[$'Règles (modèle)'.B34]" office:value-type="string" office:string-value="FG31"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5]" office:value-type="string" office:string-value="FG32"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36]" office:value-type="string" office:string-value="FG33"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7]" office:value-type="string" office:string-value="FG34"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8]" office:value-type="string" office:string-value="FG35"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9]" office:value-type="string" office:string-value="FG36"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table:formula="of:=[$'Règles (modèle)'.B40]" office:value-type="string" office:string-value="FG37"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1]" office:value-type="string" office:string-value="FG38"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2]" office:value-type="string" office:string-value="FG39"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table:formula="of:=[$'Règles (modèle)'.B43]" office:value-type="string" office:string-value="FG40"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4]" office:value-type="string" office:string-value="FG41"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45]" office:value-type="string" office:string-value="FG42"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8">
          <table:table-cell table:style-name="ce43" table:formula="of:=[$'Règles (modèle)'.A46]" office:value-type="string" office:string-value="Navigation" calcext:value-type="string" table:number-columns-spanned="1" table:number-rows-spanned="6">
            <text:p>Navigation</text:p>
          </table:table-cell>
          <table:table-cell table:style-name="ce12" table:formula="of:=[$'Règles (modèle)'.B46]" office:value-type="string" office:string-value="FG43"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47]" office:value-type="string" office:string-value="FG44"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8]" office:value-type="string" office:string-value="FG45"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49]" office:value-type="string" office:string-value="FG46"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50]" office:value-type="string" office:string-value="FG47"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51]" office:value-type="string" office:string-value="FG48"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52]" office:value-type="string" office:string-value="Consultation" calcext:value-type="string" table:number-columns-spanned="1" table:number-rows-spanned="5">
            <text:p>Consultation</text:p>
          </table:table-cell>
          <table:table-cell table:style-name="ce12" table:formula="of:=[$'Règles (modèle)'.B52]" office:value-type="string" office:string-value="FG49"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53]" office:value-type="string" office:string-value="FG50"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54]" office:value-type="string" office:string-value="FG51"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table:formula="of:=[$'Règles (modèle)'.B55]" office:value-type="string" office:string-value="FG52"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56]" office:value-type="string" office:string-value="FG53"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99" table:content-validation-name="val1" office:value-type="string" calcext:value-type="string">
            <text:p>NT</text:p>
          </table:table-cell>
          <table:table-cell table:style-name="ce9"/>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2" table:formula="of:=[$'Règles (modèle)'.B57]" office:value-type="string" office:string-value="-"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9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2" table:formula="of:=[$'Règles (modèle)'.B58]" office:value-type="string" office:string-value="-"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7.E4:P07.E57">
            <calcext:condition calcext:apply-style-name="Statut - Oui (problème détecté)" calcext:value="=&quot;Problème(s) détecté(s)&quot;" calcext:base-cell-address="P07.E4"/>
            <calcext:condition calcext:apply-style-name="Statut - Non (problème non détecté)" calcext:value="=&quot;Problème non détecté&quot;" calcext:base-cell-address="P07.E4"/>
            <calcext:condition calcext:apply-style-name="Statut - NA" calcext:value="=&quot;NA&quot;" calcext:base-cell-address="P07.E4"/>
            <calcext:condition calcext:apply-style-name="Statut - NT" calcext:value="=&quot;NT&quot;" calcext:base-cell-address="P07.E4"/>
          </calcext:conditional-format>
        </calcext:conditional-formats>
      </table:table>
      <table:table table:name="P08" table:style-name="ta1">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Règles (modèle)'.A1]" office:value-type="string" office:string-value="RGAA 4.1 – Grille d’audit flash graphisme (checklist) – version 1.1" calcext:value-type="string" table:number-columns-spanned="6" table:number-rows-spanned="1">
            <text:p>RGAA 4.1 – Grille d’audit flash graphisme (checklist) – version 1.1</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6];&quot; - &quot;;[$Échantillon.B16];&quot; : &quot;;[$Échantillon.C16])" office:value-type="string" office:string-value="P08 -  : " calcext:value-type="string" table:number-columns-spanned="6" table:number-rows-spanned="1">
            <text:p>P08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2" table:formula="of:=[$'Règles (modèle)'.B4]" office:value-type="string" office:string-value="FG01"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2">
          <table:table-cell table:style-name="ce43" table:formula="of:=[$'Règles (modèle)'.A5]" office:value-type="string" office:string-value="Images" calcext:value-type="string" table:number-columns-spanned="1" table:number-rows-spanned="3">
            <text:p>Images</text:p>
          </table:table-cell>
          <table:table-cell table:style-name="ce12" table:formula="of:=[$'Règles (modèle)'.B5]" office:value-type="string" office:string-value="FG02"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12" table:formula="of:=[$'Règles (modèle)'.B6]" office:value-type="string" office:string-value="FG03"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102"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7]" office:value-type="string" office:string-value="FG04"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4">
          <table:table-cell table:style-name="ce43" table:formula="of:=[$'Règles (modèle)'.A8]" office:value-type="string" office:string-value="Couleurs" calcext:value-type="string" table:number-columns-spanned="1" table:number-rows-spanned="3">
            <text:p>Couleurs</text:p>
          </table:table-cell>
          <table:table-cell table:style-name="ce12" table:formula="of:=[$'Règles (modèle)'.B8]" office:value-type="string" office:string-value="FG05"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9]" office:value-type="string" office:string-value="FG06"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1">
          <table:covered-table-cell table:style-name="En-tête_20_de_20_tableau"/>
          <table:table-cell table:style-name="ce12" table:formula="of:=[$'Règles (modèle)'.B10]" office:value-type="string" office:string-value="FG07"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2">
          <table:table-cell table:style-name="ce43" table:formula="of:=[$'Règles (modèle)'.A11]" office:value-type="string" office:string-value="Multimédia" calcext:value-type="string" table:number-columns-spanned="1" table:number-rows-spanned="6">
            <text:p>Multimédia</text:p>
          </table:table-cell>
          <table:table-cell table:style-name="ce12" table:formula="of:=[$'Règles (modèle)'.B11]" office:value-type="string" office:string-value="FG08"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2]" office:value-type="string" office:string-value="FG09"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13]" office:value-type="string" office:string-value="FG10"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4]" office:value-type="string" office:string-value="FG11"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15]" office:value-type="string" office:string-value="FG12"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3">
          <table:covered-table-cell table:style-name="En-tête_20_de_20_tableau"/>
          <table:table-cell table:style-name="ce12" table:formula="of:=[$'Règles (modèle)'.B16]" office:value-type="string" office:string-value="FG13"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2" table:formula="of:=[$'Règles (modèle)'.B17]" office:value-type="string" office:string-value="FG14"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2" table:formula="of:=[$'Règles (modèle)'.B18]" office:value-type="string" office:string-value="FG15"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9">
          <table:table-cell table:style-name="ce43" table:formula="of:=[$'Règles (modèle)'.A19]" office:value-type="string" office:string-value="Scripts" calcext:value-type="string" table:number-columns-spanned="1" table:number-rows-spanned="3">
            <text:p>Scripts</text:p>
          </table:table-cell>
          <table:table-cell table:style-name="ce12" table:formula="of:=[$'Règles (modèle)'.B19]" office:value-type="string" office:string-value="FG16"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20]" office:value-type="string" office:string-value="FG17"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4">
          <table:covered-table-cell table:style-name="En-tête_20_de_20_tableau"/>
          <table:table-cell table:style-name="ce12" table:formula="of:=[$'Règles (modèle)'.B21]" office:value-type="string" office:string-value="FG18"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7">
          <table:table-cell table:style-name="ce43" table:formula="of:=[$'Règles (modèle)'.A22]" office:value-type="string" office:string-value="Structuration de l'information" calcext:value-type="string" table:number-columns-spanned="1" table:number-rows-spanned="3">
            <text:p>Structuration de l'information</text:p>
          </table:table-cell>
          <table:table-cell table:style-name="ce12" table:formula="of:=[$'Règles (modèle)'.B22]" office:value-type="string" office:string-value="FG19"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23]" office:value-type="string" office:string-value="FG20"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24]" office:value-type="string" office:string-value="FG21"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1">
          <table:table-cell table:style-name="ce43" table:formula="of:=[$'Règles (modèle)'.A25]" office:value-type="string" office:string-value="Présentation de l'information" calcext:value-type="string" table:number-columns-spanned="1" table:number-rows-spanned="9">
            <text:p>Présentation de l'information</text:p>
          </table:table-cell>
          <table:table-cell table:style-name="ce12" table:formula="of:=[$'Règles (modèle)'.B25]" office:value-type="string" office:string-value="FG22"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26]" office:value-type="string" office:string-value="FG23"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7]" office:value-type="string" office:string-value="FG24"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8]" office:value-type="string" office:string-value="FG25"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29]" office:value-type="string" office:string-value="FG26"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30]" office:value-type="string" office:string-value="FG27"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1]" office:value-type="string" office:string-value="FG28"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table:formula="of:=[$'Règles (modèle)'.B32]" office:value-type="string" office:string-value="FG29"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3]" office:value-type="string" office:string-value="FG30"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34]" office:value-type="string" office:string-value="Formulaires" calcext:value-type="string" table:number-columns-spanned="1" table:number-rows-spanned="12">
            <text:p>Formulaires</text:p>
          </table:table-cell>
          <table:table-cell table:style-name="ce12" table:formula="of:=[$'Règles (modèle)'.B34]" office:value-type="string" office:string-value="FG31"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5]" office:value-type="string" office:string-value="FG32"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36]" office:value-type="string" office:string-value="FG33"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7]" office:value-type="string" office:string-value="FG34"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8]" office:value-type="string" office:string-value="FG35"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9]" office:value-type="string" office:string-value="FG36"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table:formula="of:=[$'Règles (modèle)'.B40]" office:value-type="string" office:string-value="FG37"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1]" office:value-type="string" office:string-value="FG38"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2]" office:value-type="string" office:string-value="FG39"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table:formula="of:=[$'Règles (modèle)'.B43]" office:value-type="string" office:string-value="FG40"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4]" office:value-type="string" office:string-value="FG41"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45]" office:value-type="string" office:string-value="FG42"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8">
          <table:table-cell table:style-name="ce43" table:formula="of:=[$'Règles (modèle)'.A46]" office:value-type="string" office:string-value="Navigation" calcext:value-type="string" table:number-columns-spanned="1" table:number-rows-spanned="6">
            <text:p>Navigation</text:p>
          </table:table-cell>
          <table:table-cell table:style-name="ce12" table:formula="of:=[$'Règles (modèle)'.B46]" office:value-type="string" office:string-value="FG43"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47]" office:value-type="string" office:string-value="FG44"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8]" office:value-type="string" office:string-value="FG45"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49]" office:value-type="string" office:string-value="FG46"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50]" office:value-type="string" office:string-value="FG47"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51]" office:value-type="string" office:string-value="FG48"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52]" office:value-type="string" office:string-value="Consultation" calcext:value-type="string" table:number-columns-spanned="1" table:number-rows-spanned="5">
            <text:p>Consultation</text:p>
          </table:table-cell>
          <table:table-cell table:style-name="ce12" table:formula="of:=[$'Règles (modèle)'.B52]" office:value-type="string" office:string-value="FG49"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53]" office:value-type="string" office:string-value="FG50"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54]" office:value-type="string" office:string-value="FG51"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table:formula="of:=[$'Règles (modèle)'.B55]" office:value-type="string" office:string-value="FG52"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56]" office:value-type="string" office:string-value="FG53"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101" table:content-validation-name="val1" office:value-type="string" calcext:value-type="string">
            <text:p>NT</text:p>
          </table:table-cell>
          <table:table-cell table:style-name="ce9"/>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2" table:formula="of:=[$'Règles (modèle)'.B57]" office:value-type="string" office:string-value="-"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10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2" table:formula="of:=[$'Règles (modèle)'.B58]" office:value-type="string" office:string-value="-"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8.E4:P08.E57">
            <calcext:condition calcext:apply-style-name="Statut - Oui (problème détecté)" calcext:value="=&quot;Problème(s) détecté(s)&quot;" calcext:base-cell-address="P08.E4"/>
            <calcext:condition calcext:apply-style-name="Statut - Non (problème non détecté)" calcext:value="=&quot;Problème non détecté&quot;" calcext:base-cell-address="P08.E4"/>
            <calcext:condition calcext:apply-style-name="Statut - NA" calcext:value="=&quot;NA&quot;" calcext:base-cell-address="P08.E4"/>
            <calcext:condition calcext:apply-style-name="Statut - NT" calcext:value="=&quot;NT&quot;" calcext:base-cell-address="P08.E4"/>
          </calcext:conditional-format>
        </calcext:conditional-formats>
      </table:table>
      <table:table table:name="P09" table:style-name="ta1">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Règles (modèle)'.A1]" office:value-type="string" office:string-value="RGAA 4.1 – Grille d’audit flash graphisme (checklist) – version 1.1" calcext:value-type="string" table:number-columns-spanned="6" table:number-rows-spanned="1">
            <text:p>RGAA 4.1 – Grille d’audit flash graphisme (checklist) – version 1.1</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7];&quot; - &quot;;[$Échantillon.B17];&quot; : &quot;;[$Échantillon.C17])" office:value-type="string" office:string-value="P09 -  : " calcext:value-type="string" table:number-columns-spanned="6" table:number-rows-spanned="1">
            <text:p>P09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2" table:formula="of:=[$'Règles (modèle)'.B4]" office:value-type="string" office:string-value="FG01"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2">
          <table:table-cell table:style-name="ce43" table:formula="of:=[$'Règles (modèle)'.A5]" office:value-type="string" office:string-value="Images" calcext:value-type="string" table:number-columns-spanned="1" table:number-rows-spanned="3">
            <text:p>Images</text:p>
          </table:table-cell>
          <table:table-cell table:style-name="ce12" table:formula="of:=[$'Règles (modèle)'.B5]" office:value-type="string" office:string-value="FG02"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12" table:formula="of:=[$'Règles (modèle)'.B6]" office:value-type="string" office:string-value="FG03"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7]" office:value-type="string" office:string-value="FG04"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4">
          <table:table-cell table:style-name="ce43" table:formula="of:=[$'Règles (modèle)'.A8]" office:value-type="string" office:string-value="Couleurs" calcext:value-type="string" table:number-columns-spanned="1" table:number-rows-spanned="3">
            <text:p>Couleurs</text:p>
          </table:table-cell>
          <table:table-cell table:style-name="ce12" table:formula="of:=[$'Règles (modèle)'.B8]" office:value-type="string" office:string-value="FG05"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9]" office:value-type="string" office:string-value="FG06"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1">
          <table:covered-table-cell table:style-name="En-tête_20_de_20_tableau"/>
          <table:table-cell table:style-name="ce12" table:formula="of:=[$'Règles (modèle)'.B10]" office:value-type="string" office:string-value="FG07"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2">
          <table:table-cell table:style-name="ce43" table:formula="of:=[$'Règles (modèle)'.A11]" office:value-type="string" office:string-value="Multimédia" calcext:value-type="string" table:number-columns-spanned="1" table:number-rows-spanned="6">
            <text:p>Multimédia</text:p>
          </table:table-cell>
          <table:table-cell table:style-name="ce12" table:formula="of:=[$'Règles (modèle)'.B11]" office:value-type="string" office:string-value="FG08"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2]" office:value-type="string" office:string-value="FG09"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13]" office:value-type="string" office:string-value="FG10"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4]" office:value-type="string" office:string-value="FG11"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15]" office:value-type="string" office:string-value="FG12"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3">
          <table:covered-table-cell table:style-name="En-tête_20_de_20_tableau"/>
          <table:table-cell table:style-name="ce12" table:formula="of:=[$'Règles (modèle)'.B16]" office:value-type="string" office:string-value="FG13"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2" table:formula="of:=[$'Règles (modèle)'.B17]" office:value-type="string" office:string-value="FG14"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2" table:formula="of:=[$'Règles (modèle)'.B18]" office:value-type="string" office:string-value="FG15"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9">
          <table:table-cell table:style-name="ce43" table:formula="of:=[$'Règles (modèle)'.A19]" office:value-type="string" office:string-value="Scripts" calcext:value-type="string" table:number-columns-spanned="1" table:number-rows-spanned="3">
            <text:p>Scripts</text:p>
          </table:table-cell>
          <table:table-cell table:style-name="ce12" table:formula="of:=[$'Règles (modèle)'.B19]" office:value-type="string" office:string-value="FG16"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20]" office:value-type="string" office:string-value="FG17"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4">
          <table:covered-table-cell table:style-name="En-tête_20_de_20_tableau"/>
          <table:table-cell table:style-name="ce12" table:formula="of:=[$'Règles (modèle)'.B21]" office:value-type="string" office:string-value="FG18"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7">
          <table:table-cell table:style-name="ce43" table:formula="of:=[$'Règles (modèle)'.A22]" office:value-type="string" office:string-value="Structuration de l'information" calcext:value-type="string" table:number-columns-spanned="1" table:number-rows-spanned="3">
            <text:p>Structuration de l'information</text:p>
          </table:table-cell>
          <table:table-cell table:style-name="ce12" table:formula="of:=[$'Règles (modèle)'.B22]" office:value-type="string" office:string-value="FG19"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23]" office:value-type="string" office:string-value="FG20"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24]" office:value-type="string" office:string-value="FG21"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1">
          <table:table-cell table:style-name="ce43" table:formula="of:=[$'Règles (modèle)'.A25]" office:value-type="string" office:string-value="Présentation de l'information" calcext:value-type="string" table:number-columns-spanned="1" table:number-rows-spanned="9">
            <text:p>Présentation de l'information</text:p>
          </table:table-cell>
          <table:table-cell table:style-name="ce12" table:formula="of:=[$'Règles (modèle)'.B25]" office:value-type="string" office:string-value="FG22"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26]" office:value-type="string" office:string-value="FG23"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7]" office:value-type="string" office:string-value="FG24"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8]" office:value-type="string" office:string-value="FG25"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29]" office:value-type="string" office:string-value="FG26"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30]" office:value-type="string" office:string-value="FG27"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1]" office:value-type="string" office:string-value="FG28"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table:formula="of:=[$'Règles (modèle)'.B32]" office:value-type="string" office:string-value="FG29"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3]" office:value-type="string" office:string-value="FG30"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34]" office:value-type="string" office:string-value="Formulaires" calcext:value-type="string" table:number-columns-spanned="1" table:number-rows-spanned="12">
            <text:p>Formulaires</text:p>
          </table:table-cell>
          <table:table-cell table:style-name="ce12" table:formula="of:=[$'Règles (modèle)'.B34]" office:value-type="string" office:string-value="FG31"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5]" office:value-type="string" office:string-value="FG32"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36]" office:value-type="string" office:string-value="FG33"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7]" office:value-type="string" office:string-value="FG34"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8]" office:value-type="string" office:string-value="FG35"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9]" office:value-type="string" office:string-value="FG36"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table:formula="of:=[$'Règles (modèle)'.B40]" office:value-type="string" office:string-value="FG37"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1]" office:value-type="string" office:string-value="FG38"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2]" office:value-type="string" office:string-value="FG39"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table:formula="of:=[$'Règles (modèle)'.B43]" office:value-type="string" office:string-value="FG40"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4]" office:value-type="string" office:string-value="FG41"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45]" office:value-type="string" office:string-value="FG42"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8">
          <table:table-cell table:style-name="ce43" table:formula="of:=[$'Règles (modèle)'.A46]" office:value-type="string" office:string-value="Navigation" calcext:value-type="string" table:number-columns-spanned="1" table:number-rows-spanned="6">
            <text:p>Navigation</text:p>
          </table:table-cell>
          <table:table-cell table:style-name="ce12" table:formula="of:=[$'Règles (modèle)'.B46]" office:value-type="string" office:string-value="FG43"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47]" office:value-type="string" office:string-value="FG44"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8]" office:value-type="string" office:string-value="FG45"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49]" office:value-type="string" office:string-value="FG46"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50]" office:value-type="string" office:string-value="FG47"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51]" office:value-type="string" office:string-value="FG48"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52]" office:value-type="string" office:string-value="Consultation" calcext:value-type="string" table:number-columns-spanned="1" table:number-rows-spanned="5">
            <text:p>Consultation</text:p>
          </table:table-cell>
          <table:table-cell table:style-name="ce12" table:formula="of:=[$'Règles (modèle)'.B52]" office:value-type="string" office:string-value="FG49"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53]" office:value-type="string" office:string-value="FG50"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54]" office:value-type="string" office:string-value="FG51"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table:formula="of:=[$'Règles (modèle)'.B55]" office:value-type="string" office:string-value="FG52"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56]" office:value-type="string" office:string-value="FG53"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103" table:content-validation-name="val1" office:value-type="string" calcext:value-type="string">
            <text:p>NT</text:p>
          </table:table-cell>
          <table:table-cell table:style-name="ce9"/>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2" table:formula="of:=[$'Règles (modèle)'.B57]" office:value-type="string" office:string-value="-"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103"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2" table:formula="of:=[$'Règles (modèle)'.B58]" office:value-type="string" office:string-value="-"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9.E4:P09.E57">
            <calcext:condition calcext:apply-style-name="Statut - Oui (problème détecté)" calcext:value="=&quot;Problème(s) détecté(s)&quot;" calcext:base-cell-address="P09.E4"/>
            <calcext:condition calcext:apply-style-name="Statut - Non (problème non détecté)" calcext:value="=&quot;Problème non détecté&quot;" calcext:base-cell-address="P09.E4"/>
            <calcext:condition calcext:apply-style-name="Statut - NA" calcext:value="=&quot;NA&quot;" calcext:base-cell-address="P09.E4"/>
            <calcext:condition calcext:apply-style-name="Statut - NT" calcext:value="=&quot;NT&quot;" calcext:base-cell-address="P09.E4"/>
          </calcext:conditional-format>
        </calcext:conditional-formats>
      </table:table>
      <table:table table:name="P10"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75"/>
        <table:table-column table:style-name="co18" table:default-cell-style-name="ce75"/>
        <table:table-column table:style-name="co4" table:number-columns-repeated="1017" table:default-cell-style-name="ce75"/>
        <table:table-row table:style-name="ro1">
          <table:table-cell table:style-name="ce59" table:formula="of:=[$'Règles (modèle)'.A1]" office:value-type="string" office:string-value="RGAA 4.1 – Grille d’audit flash graphisme (checklist) – version 1.1" calcext:value-type="string" table:number-columns-spanned="6" table:number-rows-spanned="1">
            <text:p>RGAA 4.1 – Grille d’audit flash graphisme (checklist) – version 1.1</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2">
          <table:table-cell table:style-name="ce60" table:formula="of:=CONCATENATE([$Échantillon.A18];&quot; - &quot;;[$Échantillon.B18];&quot; : &quot;;[$Échantillon.C18])" office:value-type="string" office:string-value="P10 -  : " calcext:value-type="string" table:number-columns-spanned="6" table:number-rows-spanned="1">
            <text:p>P10 - <text:s/>: </text:p>
          </table:table-cell>
          <table:covered-table-cell table:style-name="ce76"/>
          <table:covered-table-cell table:style-name="ce86"/>
          <table:covered-table-cell table:style-name="ce76"/>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2" table:formula="of:=[$'Règles (modèle)'.B4]" office:value-type="string" office:string-value="FG01" calcext:value-type="string">
            <text:p>FG01</text:p>
          </table:table-cell>
          <table:table-cell table:style-name="ce14"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2" office:value-type="string" calcext:value-type="string">
            <text:p>-</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2">
          <table:table-cell table:style-name="ce43" table:formula="of:=[$'Règles (modèle)'.A5]" office:value-type="string" office:string-value="Images" calcext:value-type="string" table:number-columns-spanned="1" table:number-rows-spanned="3">
            <text:p>Images</text:p>
          </table:table-cell>
          <table:table-cell table:style-name="ce12" table:formula="of:=[$'Règles (modèle)'.B5]" office:value-type="string" office:string-value="FG02" calcext:value-type="string">
            <text:p>FG02</text:p>
          </table:table-cell>
          <table:table-cell table:style-name="ce14"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7" office:value-type="string" calcext:value-type="string">
            <text:p><text:a xlink:href="https://www.numerique.gouv.fr/publications/rgaa-accessibilite/methode-rgaa/criteres/#crit-1-5" xlink:type="simple">1.5</text: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12" table:formula="of:=[$'Règles (modèle)'.B6]" office:value-type="string" office:string-value="FG03" calcext:value-type="string">
            <text:p>FG03</text:p>
          </table:table-cell>
          <table:table-cell table:style-name="ce14"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2"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7]" office:value-type="string" office:string-value="FG04" calcext:value-type="string">
            <text:p>FG04</text:p>
          </table:table-cell>
          <table:table-cell table:style-name="ce15" office:value-type="string" calcext:value-type="string">
            <text:p>Chaque image texte porteuse d’information est-elle reproductible via CSS (hors cas particuliers) ?</text:p>
          </table:table-cell>
          <table:table-cell table:style-name="ce17" office:value-type="string" calcext:value-type="string">
            <text:p><text:span text:style-name="T9"><text:a xlink:href="https://www.numerique.gouv.fr/publications/rgaa-accessibilite/methode-rgaa/criteres/#crit-1-8" xlink:type="simple">1.8</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4">
          <table:table-cell table:style-name="ce43" table:formula="of:=[$'Règles (modèle)'.A8]" office:value-type="string" office:string-value="Couleurs" calcext:value-type="string" table:number-columns-spanned="1" table:number-rows-spanned="3">
            <text:p>Couleurs</text:p>
          </table:table-cell>
          <table:table-cell table:style-name="ce12" table:formula="of:=[$'Règles (modèle)'.B8]" office:value-type="string" office:string-value="FG05" calcext:value-type="string">
            <text:p>FG05</text:p>
          </table:table-cell>
          <table:table-cell table:style-name="ce14"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7" office:value-type="string" calcext:value-type="string">
            <text:p><text:span text:style-name="T9"><text:a xlink:href="https://www.numerique.gouv.fr/publications/rgaa-accessibilite/methode-rgaa/criteres/#crit-3-1" xlink:type="simple">3.1</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9]" office:value-type="string" office:string-value="FG06" calcext:value-type="string">
            <text:p>FG06</text:p>
          </table:table-cell>
          <table:table-cell table:style-name="ce14"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2" xlink:type="simple">3.2</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1">
          <table:covered-table-cell table:style-name="En-tête_20_de_20_tableau"/>
          <table:table-cell table:style-name="ce12" table:formula="of:=[$'Règles (modèle)'.B10]" office:value-type="string" office:string-value="FG07" calcext:value-type="string">
            <text:p>FG07</text:p>
          </table:table-cell>
          <table:table-cell table:style-name="ce14"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7" office:value-type="string" calcext:value-type="string">
            <text:p><text:span text:style-name="T9"><text:a xlink:href="https://www.numerique.gouv.fr/publications/rgaa-accessibilite/methode-rgaa/criteres/#crit-3-3" xlink:type="simple">3.3</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2">
          <table:table-cell table:style-name="ce43" table:formula="of:=[$'Règles (modèle)'.A11]" office:value-type="string" office:string-value="Multimédia" calcext:value-type="string" table:number-columns-spanned="1" table:number-rows-spanned="6">
            <text:p>Multimédia</text:p>
          </table:table-cell>
          <table:table-cell table:style-name="ce12" table:formula="of:=[$'Règles (modèle)'.B11]" office:value-type="string" office:string-value="FG08" calcext:value-type="string">
            <text:p>FG08</text:p>
          </table:table-cell>
          <table:table-cell table:style-name="ce14"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7" office:value-type="string" calcext:value-type="string">
            <text:p><text:span text:style-name="T9"><text:a xlink:href="https://www.numerique.gouv.fr/publications/rgaa-accessibilite/methode-rgaa/criteres/#crit-4-1" xlink:type="simple">4.1</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2]" office:value-type="string" office:string-value="FG09" calcext:value-type="string">
            <text:p>FG09</text:p>
          </table:table-cell>
          <table:table-cell table:style-name="ce14"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7" office:value-type="string" calcext:value-type="string">
            <text:p><text:span text:style-name="T9"><text:a xlink:href="https://www.numerique.gouv.fr/publications/rgaa-accessibilite/methode-rgaa/criteres/#crit-4-3" xlink:type="simple">4.3</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13]" office:value-type="string" office:string-value="FG10" calcext:value-type="string">
            <text:p>FG10</text:p>
          </table:table-cell>
          <table:table-cell table:style-name="ce15" office:value-type="string" calcext:value-type="string">
            <text:p>Chaque média temporel est-il clairement identifiable par un titre en amont ou via un paragraphe introductif, par exemple (hors cas particuliers) ?</text:p>
          </table:table-cell>
          <table:table-cell table:style-name="ce17" office:value-type="string" calcext:value-type="string">
            <text:p><text:span text:style-name="T9"><text:a xlink:href="https://www.numerique.gouv.fr/publications/rgaa-accessibilite/methode-rgaa/criteres/#crit-4-7" xlink:type="simple">4.7</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4">
          <table:covered-table-cell table:style-name="En-tête_20_de_20_tableau"/>
          <table:table-cell table:style-name="ce12" table:formula="of:=[$'Règles (modèle)'.B14]" office:value-type="string" office:string-value="FG11" calcext:value-type="string">
            <text:p>FG11</text:p>
          </table:table-cell>
          <table:table-cell table:style-name="ce14"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7" office:value-type="string" calcext:value-type="string">
            <text:p><text:span text:style-name="T9"><text:a xlink:href="https://www.numerique.gouv.fr/publications/rgaa-accessibilite/methode-rgaa/criteres/#crit-4-10" xlink:type="simple">4.10</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15]" office:value-type="string" office:string-value="FG12" calcext:value-type="string">
            <text:p>FG12</text:p>
          </table:table-cell>
          <table:table-cell table:style-name="ce14"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7" office:value-type="string" calcext:value-type="string">
            <text:p><text:span text:style-name="T9"><text:a xlink:href="https://www.numerique.gouv.fr/publications/rgaa-accessibilite/methode-rgaa/criteres/#crit-4-11" xlink:type="simple">4.11</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3">
          <table:covered-table-cell table:style-name="En-tête_20_de_20_tableau"/>
          <table:table-cell table:style-name="ce12" table:formula="of:=[$'Règles (modèle)'.B16]" office:value-type="string" office:string-value="FG13" calcext:value-type="string">
            <text:p>FG13</text:p>
          </table:table-cell>
          <table:table-cell table:style-name="ce14"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7" office:value-type="string" calcext:value-type="string">
            <text:p><text:span text:style-name="T9"><text:a xlink:href="https://www.numerique.gouv.fr/publications/rgaa-accessibilite/methode-rgaa/criteres/#crit-4-13" xlink:type="simple">4.13</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2" table:formula="of:=[$'Règles (modèle)'.B17]" office:value-type="string" office:string-value="FG14" calcext:value-type="string">
            <text:p>FG14</text:p>
          </table:table-cell>
          <table:table-cell table:style-name="ce14"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7" office:value-type="string" calcext:value-type="string">
            <text:p><text:span text:style-name="T9"><text:a xlink:href="https://www.numerique.gouv.fr/publications/rgaa-accessibilite/methode-rgaa/criteres/#crit-5-5" xlink:type="simple">5.5</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2" table:formula="of:=[$'Règles (modèle)'.B18]" office:value-type="string" office:string-value="FG15" calcext:value-type="string">
            <text:p>FG15</text:p>
          </table:table-cell>
          <table:table-cell table:style-name="ce14"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7" office:value-type="string" calcext:value-type="string">
            <text:p><text:a xlink:href="https://www.numerique.gouv.fr/publications/rgaa-accessibilite/methode-rgaa/criteres/#crit-6-1" xlink:type="simple">6.1</text: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9">
          <table:table-cell table:style-name="ce43" table:formula="of:=[$'Règles (modèle)'.A19]" office:value-type="string" office:string-value="Scripts" calcext:value-type="string" table:number-columns-spanned="1" table:number-rows-spanned="3">
            <text:p>Scripts</text:p>
          </table:table-cell>
          <table:table-cell table:style-name="ce12" table:formula="of:=[$'Règles (modèle)'.B19]" office:value-type="string" office:string-value="FG16" calcext:value-type="string">
            <text:p>FG16</text:p>
          </table:table-cell>
          <table:table-cell table:style-name="ce14"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2"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20]" office:value-type="string" office:string-value="FG17" calcext:value-type="string">
            <text:p>FG17</text:p>
          </table:table-cell>
          <table:table-cell table:style-name="ce49"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7" office:value-type="string" calcext:value-type="string">
            <text:p><text:span text:style-name="T10"><text:a xlink:href="https://www.numerique.gouv.fr/publications/rgaa-accessibilite/methode-rgaa/criteres/#crit-7-1" xlink:type="simple">7.1</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4">
          <table:covered-table-cell table:style-name="En-tête_20_de_20_tableau"/>
          <table:table-cell table:style-name="ce12" table:formula="of:=[$'Règles (modèle)'.B21]" office:value-type="string" office:string-value="FG18" calcext:value-type="string">
            <text:p>FG18</text:p>
          </table:table-cell>
          <table:table-cell table:style-name="ce77"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7" office:value-type="string" calcext:value-type="string">
            <text:p><text:span text:style-name="T9"><text:a xlink:href="https://www.numerique.gouv.fr/publications/rgaa-accessibilite/methode-rgaa/criteres/#crit-7-4" xlink:type="simple">7.4</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table-cell table:style-name="ce43" table:formula="of:=[$'Règles (modèle)'.A22]" office:value-type="string" office:string-value="Structuration de l'information" calcext:value-type="string" table:number-columns-spanned="1" table:number-rows-spanned="3">
            <text:p>Structuration de l'information</text:p>
          </table:table-cell>
          <table:table-cell table:style-name="ce12" table:formula="of:=[$'Règles (modèle)'.B22]" office:value-type="string" office:string-value="FG19" calcext:value-type="string">
            <text:p>FG19</text:p>
          </table:table-cell>
          <table:table-cell table:style-name="ce49" office:value-type="string" calcext:value-type="string">
            <text:p>Dans chaque page web, le contenu de chaque texte constituant un titre est-il pertinent ?</text:p>
            <text:p><text:span text:style-name="T2">Il introduit bien le contenu qui le suit.</text:span></text:p>
          </table:table-cell>
          <table:table-cell table:style-name="ce17" office:value-type="string" calcext:value-type="string">
            <text:p><text:a xlink:href="https://www.numerique.gouv.fr/publications/rgaa-accessibilite/methode-rgaa/criteres/#crit-9-1" xlink:type="simple">9.1</text: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23]" office:value-type="string" office:string-value="FG20" calcext:value-type="string">
            <text:p>FG20</text:p>
          </table:table-cell>
          <table:table-cell table:style-name="ce49"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7" office:value-type="string" calcext:value-type="string">
            <text:p><text:a xlink:href="https://www.numerique.gouv.fr/publications/rgaa-accessibilite/methode-rgaa/criteres/#crit-9-3" xlink:type="simple">9.3</text: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3">
          <table:covered-table-cell table:style-name="En-tête_20_de_20_tableau"/>
          <table:table-cell table:style-name="ce12" table:formula="of:=[$'Règles (modèle)'.B24]" office:value-type="string" office:string-value="FG21" calcext:value-type="string">
            <text:p>FG21</text:p>
          </table:table-cell>
          <table:table-cell table:style-name="ce49" office:value-type="string" calcext:value-type="string">
            <text:p>Dans chaque page web, les citations ont-elles bien un style prévu pour être reproduit en CSS ?</text:p>
          </table:table-cell>
          <table:table-cell table:style-name="ce17" office:value-type="string" calcext:value-type="string">
            <text:p><text:a xlink:href="https://www.numerique.gouv.fr/publications/rgaa-accessibilite/methode-rgaa/criteres/#crit-9-4" xlink:type="simple">9.4</text: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1">
          <table:table-cell table:style-name="ce43" table:formula="of:=[$'Règles (modèle)'.A25]" office:value-type="string" office:string-value="Présentation de l'information" calcext:value-type="string" table:number-columns-spanned="1" table:number-rows-spanned="9">
            <text:p>Présentation de l'information</text:p>
          </table:table-cell>
          <table:table-cell table:style-name="ce12" table:formula="of:=[$'Règles (modèle)'.B25]" office:value-type="string" office:string-value="FG22" calcext:value-type="string">
            <text:p>FG22</text:p>
          </table:table-cell>
          <table:table-cell table:style-name="ce77"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7" office:value-type="string" calcext:value-type="string">
            <text:p><text:span text:style-name="T9"><text:a xlink:href="https://www.numerique.gouv.fr/publications/rgaa-accessibilite/methode-rgaa/criteres/#crit-10-4" xlink:type="simple">10.4</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26]" office:value-type="string" office:string-value="FG23" calcext:value-type="string">
            <text:p>FG23</text:p>
          </table:table-cell>
          <table:table-cell table:style-name="ce14"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7" office:value-type="string" calcext:value-type="string">
            <text:p><text:span text:style-name="T9"><text:a xlink:href="https://www.numerique.gouv.fr/publications/rgaa-accessibilite/methode-rgaa/criteres/#crit-10-6" xlink:type="simple">10.6</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7]" office:value-type="string" office:string-value="FG24" calcext:value-type="string">
            <text:p>FG24</text:p>
          </table:table-cell>
          <table:table-cell table:style-name="ce14"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7" office:value-type="string" calcext:value-type="string">
            <text:p><text:span text:style-name="T9"><text:a xlink:href="https://www.numerique.gouv.fr/publications/rgaa-accessibilite/methode-rgaa/criteres/#crit-10-7" xlink:type="simple">10.7</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28]" office:value-type="string" office:string-value="FG25" calcext:value-type="string">
            <text:p>FG25</text:p>
          </table:table-cell>
          <table:table-cell table:style-name="ce14"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2"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29]" office:value-type="string" office:string-value="FG26" calcext:value-type="string">
            <text:p>FG26</text:p>
          </table:table-cell>
          <table:table-cell table:style-name="ce14"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7" office:value-type="string" calcext:value-type="string">
            <text:p><text:span text:style-name="T9"><text:a xlink:href="https://www.numerique.gouv.fr/publications/rgaa-accessibilite/methode-rgaa/criteres/#crit-10-11" xlink:type="simple">10.11</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30]" office:value-type="string" office:string-value="FG27" calcext:value-type="string">
            <text:p>FG27</text:p>
          </table:table-cell>
          <table:table-cell table:style-name="ce14"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7" office:value-type="string" calcext:value-type="string">
            <text:p><text:span text:style-name="T9"><text:a xlink:href="https://www.numerique.gouv.fr/publications/rgaa-accessibilite/methode-rgaa/criteres/#crit-10-12" xlink:type="simple">10.12</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12" table:formula="of:=[$'Règles (modèle)'.B31]" office:value-type="string" office:string-value="FG28" calcext:value-type="string">
            <text:p>FG28</text:p>
          </table:table-cell>
          <table:table-cell table:style-name="ce14"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0">
          <table:covered-table-cell table:style-name="En-tête_20_de_20_tableau"/>
          <table:table-cell table:style-name="ce12" table:formula="of:=[$'Règles (modèle)'.B32]" office:value-type="string" office:string-value="FG29" calcext:value-type="string">
            <text:p>FG29</text:p>
          </table:table-cell>
          <table:table-cell table:style-name="ce14"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3]" office:value-type="string" office:string-value="FG30" calcext:value-type="string">
            <text:p>FG30</text:p>
          </table:table-cell>
          <table:table-cell table:style-name="ce14"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7" office:value-type="string" calcext:value-type="string">
            <text:p><text:span text:style-name="T9"><text:a xlink:href="https://www.numerique.gouv.fr/publications/rgaa-accessibilite/methode-rgaa/criteres/#crit-10-13" xlink:type="simple">10.13</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34]" office:value-type="string" office:string-value="Formulaires" calcext:value-type="string" table:number-columns-spanned="1" table:number-rows-spanned="12">
            <text:p>Formulaires</text:p>
          </table:table-cell>
          <table:table-cell table:style-name="ce12" table:formula="of:=[$'Règles (modèle)'.B34]" office:value-type="string" office:string-value="FG31" calcext:value-type="string">
            <text:p>FG31</text:p>
          </table:table-cell>
          <table:table-cell table:style-name="ce14"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7" office:value-type="string" calcext:value-type="string">
            <text:p><text:span text:style-name="T9"><text:a xlink:href="https://www.numerique.gouv.fr/publications/rgaa-accessibilite/methode-rgaa/criteres/#crit-11-1" xlink:type="simple">11.1</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5]" office:value-type="string" office:string-value="FG32" calcext:value-type="string">
            <text:p>FG32</text:p>
          </table:table-cell>
          <table:table-cell table:style-name="ce14"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7" office:value-type="string" calcext:value-type="string">
            <text:p><text:span text:style-name="T9"><text:a xlink:href="https://www.numerique.gouv.fr/publications/rgaa-accessibilite/methode-rgaa/criteres/#crit-11-2" xlink:type="simple">11.2</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36]" office:value-type="string" office:string-value="FG33" calcext:value-type="string">
            <text:p>FG33</text:p>
          </table:table-cell>
          <table:table-cell table:style-name="ce14"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7" office:value-type="string" calcext:value-type="string">
            <text:p><text:span text:style-name="T9"><text:a xlink:href="https://www.numerique.gouv.fr/publications/rgaa-accessibilite/methode-rgaa/criteres/#crit-11-3" xlink:type="simple">11.3</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6">
          <table:covered-table-cell table:style-name="En-tête_20_de_20_tableau"/>
          <table:table-cell table:style-name="ce12" table:formula="of:=[$'Règles (modèle)'.B37]" office:value-type="string" office:string-value="FG34" calcext:value-type="string">
            <text:p>FG34</text:p>
          </table:table-cell>
          <table:table-cell table:style-name="ce14"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7" office:value-type="string" calcext:value-type="string">
            <text:p><text:span text:style-name="T9"><text:a xlink:href="https://www.numerique.gouv.fr/publications/rgaa-accessibilite/methode-rgaa/criteres/#crit-11-4" xlink:type="simple">11.4</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8]" office:value-type="string" office:string-value="FG35" calcext:value-type="string">
            <text:p>FG35</text:p>
          </table:table-cell>
          <table:table-cell table:style-name="ce14"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2"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39]" office:value-type="string" office:string-value="FG36" calcext:value-type="string">
            <text:p>FG36</text:p>
          </table:table-cell>
          <table:table-cell table:style-name="ce14"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7" office:value-type="string" calcext:value-type="string">
            <text:p><text:span text:style-name="T9"><text:a xlink:href="https://www.numerique.gouv.fr/publications/rgaa-accessibilite/methode-rgaa/criteres/#crit-11-9" xlink:type="simple">11.9</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2">
          <table:covered-table-cell table:style-name="En-tête_20_de_20_tableau"/>
          <table:table-cell table:style-name="ce12" table:formula="of:=[$'Règles (modèle)'.B40]" office:value-type="string" office:string-value="FG37" calcext:value-type="string">
            <text:p>FG37</text:p>
          </table:table-cell>
          <table:table-cell table:style-name="ce14"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1]" office:value-type="string" office:string-value="FG38" calcext:value-type="string">
            <text:p>FG38</text:p>
          </table:table-cell>
          <table:table-cell table:style-name="ce14"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2]" office:value-type="string" office:string-value="FG39" calcext:value-type="string">
            <text:p>FG39</text:p>
          </table:table-cell>
          <table:table-cell table:style-name="ce14"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8">
          <table:covered-table-cell table:style-name="En-tête_20_de_20_tableau"/>
          <table:table-cell table:style-name="ce12" table:formula="of:=[$'Règles (modèle)'.B43]" office:value-type="string" office:string-value="FG40" calcext:value-type="string">
            <text:p>FG40</text:p>
          </table:table-cell>
          <table:table-cell table:style-name="ce14"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7" office:value-type="string" calcext:value-type="string">
            <text:p><text:span text:style-name="T9"><text:a xlink:href="https://www.numerique.gouv.fr/publications/rgaa-accessibilite/methode-rgaa/criteres/#crit-11-10" xlink:type="simple">11.10</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8">
          <table:covered-table-cell table:style-name="En-tête_20_de_20_tableau"/>
          <table:table-cell table:style-name="ce12" table:formula="of:=[$'Règles (modèle)'.B44]" office:value-type="string" office:string-value="FG41" calcext:value-type="string">
            <text:p>FG41</text:p>
          </table:table-cell>
          <table:table-cell table:style-name="ce15" office:value-type="string" calcext:value-type="string">
            <text:p>Pour chaque erreur de saisie dans des champs de formulaire, les types et les formats de données et/ou des exemples de valeurs attendues sont-ils suggérés, si nécessaire ?</text:p>
          </table:table-cell>
          <table:table-cell table:style-name="ce17" office:value-type="string" calcext:value-type="string">
            <text:p><text:span text:style-name="T9"><text:a xlink:href="https://www.numerique.gouv.fr/publications/rgaa-accessibilite/methode-rgaa/criteres/#crit-11-11" xlink:type="simple">11.11</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0">
          <table:covered-table-cell table:style-name="En-tête_20_de_20_tableau"/>
          <table:table-cell table:style-name="ce12" table:formula="of:=[$'Règles (modèle)'.B45]" office:value-type="string" office:string-value="FG42" calcext:value-type="string">
            <text:p>FG42</text:p>
          </table:table-cell>
          <table:table-cell table:style-name="ce14"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7" office:value-type="string" calcext:value-type="string">
            <text:p><text:span text:style-name="T9"><text:a xlink:href="https://www.numerique.gouv.fr/publications/rgaa-accessibilite/methode-rgaa/criteres/#crit-11-12" xlink:type="simple">11.12</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8">
          <table:table-cell table:style-name="ce43" table:formula="of:=[$'Règles (modèle)'.A46]" office:value-type="string" office:string-value="Navigation" calcext:value-type="string" table:number-columns-spanned="1" table:number-rows-spanned="6">
            <text:p>Navigation</text:p>
          </table:table-cell>
          <table:table-cell table:style-name="ce12" table:formula="of:=[$'Règles (modèle)'.B46]" office:value-type="string" office:string-value="FG43" calcext:value-type="string">
            <text:p>FG43</text:p>
          </table:table-cell>
          <table:table-cell table:style-name="ce14"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7" office:value-type="string" calcext:value-type="string">
            <text:p><text:span text:style-name="T9"><text:a xlink:href="https://www.numerique.gouv.fr/publications/rgaa-accessibilite/methode-rgaa/criteres/#crit-12-1" xlink:type="simple">12.1</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12" table:formula="of:=[$'Règles (modèle)'.B47]" office:value-type="string" office:string-value="FG44" calcext:value-type="string">
            <text:p>FG44</text:p>
          </table:table-cell>
          <table:table-cell table:style-name="ce15" office:value-type="string" calcext:value-type="string">
            <text:p>Dans chaque ensemble de pages, le menu et les barres de navigation sont-ils toujours à la même place dans la présentation (hors cas particuliers) ?</text:p>
          </table:table-cell>
          <table:table-cell table:style-name="ce17" office:value-type="string" calcext:value-type="string">
            <text:p><text:span text:style-name="T9"><text:a xlink:href="https://www.numerique.gouv.fr/publications/rgaa-accessibilite/methode-rgaa/criteres/#crit-12-2" xlink:type="simple">12.2</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48]" office:value-type="string" office:string-value="FG45" calcext:value-type="string">
            <text:p>FG45</text:p>
          </table:table-cell>
          <table:table-cell table:style-name="ce14"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7" office:value-type="string" calcext:value-type="string">
            <text:p><text:span text:style-name="T9"><text:a xlink:href="https://www.numerique.gouv.fr/publications/rgaa-accessibilite/methode-rgaa/criteres/#crit-12-3" xlink:type="simple">12.3</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49]" office:value-type="string" office:string-value="FG46" calcext:value-type="string">
            <text:p>FG46</text:p>
          </table:table-cell>
          <table:table-cell table:style-name="ce14"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7" office:value-type="string" calcext:value-type="string">
            <text:p><text:a xlink:href="https://www.numerique.gouv.fr/publications/rgaa-accessibilite/methode-rgaa/criteres/#crit-12-4" xlink:type="simple">12.4</text:a></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9">
          <table:covered-table-cell table:style-name="En-tête_20_de_20_tableau"/>
          <table:table-cell table:style-name="ce12" table:formula="of:=[$'Règles (modèle)'.B50]" office:value-type="string" office:string-value="FG47" calcext:value-type="string">
            <text:p>FG47</text:p>
          </table:table-cell>
          <table:table-cell table:style-name="ce14"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7" office:value-type="string" calcext:value-type="string">
            <text:p><text:span text:style-name="T9"><text:a xlink:href="https://www.numerique.gouv.fr/publications/rgaa-accessibilite/methode-rgaa/criteres/#crit-12-5" xlink:type="simple">12.5</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1">
          <table:covered-table-cell table:style-name="En-tête_20_de_20_tableau"/>
          <table:table-cell table:style-name="ce12" table:formula="of:=[$'Règles (modèle)'.B51]" office:value-type="string" office:string-value="FG48" calcext:value-type="string">
            <text:p>FG48</text:p>
          </table:table-cell>
          <table:table-cell table:style-name="ce14"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7" office:value-type="string" calcext:value-type="string">
            <text:p><text:span text:style-name="T9"><text:a xlink:href="https://www.numerique.gouv.fr/publications/rgaa-accessibilite/methode-rgaa/criteres/#crit-12-7" xlink:type="simple">12.7</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30">
          <table:table-cell table:style-name="ce43" table:formula="of:=[$'Règles (modèle)'.A52]" office:value-type="string" office:string-value="Consultation" calcext:value-type="string" table:number-columns-spanned="1" table:number-rows-spanned="5">
            <text:p>Consultation</text:p>
          </table:table-cell>
          <table:table-cell table:style-name="ce12" table:formula="of:=[$'Règles (modèle)'.B52]" office:value-type="string" office:string-value="FG49" calcext:value-type="string">
            <text:p>FG49</text:p>
          </table:table-cell>
          <table:table-cell table:style-name="ce14"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7" office:value-type="string" calcext:value-type="string">
            <text:p><text:span text:style-name="T9"><text:a xlink:href="https://www.numerique.gouv.fr/publications/rgaa-accessibilite/methode-rgaa/criteres/#crit-13-1" xlink:type="simple">13.1</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12" table:formula="of:=[$'Règles (modèle)'.B53]" office:value-type="string" office:string-value="FG50" calcext:value-type="string">
            <text:p>FG50</text:p>
          </table:table-cell>
          <table:table-cell table:style-name="ce14"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2"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9">
          <table:covered-table-cell table:style-name="En-tête_20_de_20_tableau"/>
          <table:table-cell table:style-name="ce12" table:formula="of:=[$'Règles (modèle)'.B54]" office:value-type="string" office:string-value="FG51" calcext:value-type="string">
            <text:p>FG51</text:p>
          </table:table-cell>
          <table:table-cell table:style-name="ce14"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7" office:value-type="string" calcext:value-type="string">
            <text:p><text:span text:style-name="T9"><text:a xlink:href="https://www.numerique.gouv.fr/publications/rgaa-accessibilite/methode-rgaa/criteres/#crit-13-7" xlink:type="simple">13.7</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2">
          <table:covered-table-cell table:style-name="En-tête_20_de_20_tableau"/>
          <table:table-cell table:style-name="ce12" table:formula="of:=[$'Règles (modèle)'.B55]" office:value-type="string" office:string-value="FG52" calcext:value-type="string">
            <text:p>FG52</text:p>
          </table:table-cell>
          <table:table-cell table:style-name="ce14"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7" office:value-type="string" calcext:value-type="string">
            <text:p><text:span text:style-name="T9"><text:a xlink:href="https://www.numerique.gouv.fr/publications/rgaa-accessibilite/methode-rgaa/criteres/#crit-13-8" xlink:type="simple">13.8</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25">
          <table:covered-table-cell table:style-name="En-tête_20_de_20_tableau"/>
          <table:table-cell table:style-name="ce12" table:formula="of:=[$'Règles (modèle)'.B56]" office:value-type="string" office:string-value="FG53" calcext:value-type="string">
            <text:p>FG53</text:p>
          </table:table-cell>
          <table:table-cell table:style-name="ce14"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7" office:value-type="string" calcext:value-type="string">
            <text:p><text:span text:style-name="T9"><text:a xlink:href="https://www.numerique.gouv.fr/publications/rgaa-accessibilite/methode-rgaa/criteres/#crit-13-10" xlink:type="simple">13.10</text:a></text:span></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2" table:formula="of:=[$'Règles (modèle)'.B57]" office:value-type="string" office:string-value="-" calcext:value-type="string">
            <text:p>-</text:p>
          </table:table-cell>
          <table:table-cell table:style-name="ce15" office:value-type="string" calcext:value-type="string">
            <text:p>Points complémentaires invalidés selon le RGAA (préciser le(s) critère(s) concerné(s))</text:p>
          </table:table-cell>
          <table:table-cell table:style-name="ce12"/>
          <table:table-cell table:style-name="ce10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2" table:formula="of:=[$'Règles (modèle)'.B58]" office:value-type="string" office:string-value="-" calcext:value-type="string">
            <text:p>-</text:p>
          </table:table-cell>
          <table:table-cell table:style-name="ce15" office:value-type="string" calcext:value-type="string">
            <text:p>Points complémentaires à titre d’information (questions, éventuels conseils à propos de l’accessibilité hors RGAA, etc.)</text:p>
          </table:table-cell>
          <table:table-cell table:number-columns-repeated="2" table:style-name="ce12" office:value-type="string" calcext:value-type="string">
            <text:p>-</text:p>
          </table:table-cell>
          <table:table-cell table:style-name="ce9"/>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10.E4:P10.E57">
            <calcext:condition calcext:apply-style-name="Statut - Oui (problème détecté)" calcext:value="=&quot;Problème(s) détecté(s)&quot;" calcext:base-cell-address="P10.E4"/>
            <calcext:condition calcext:apply-style-name="Statut - Non (problème non détecté)" calcext:value="=&quot;Problème non détecté&quot;" calcext:base-cell-address="P10.E4"/>
            <calcext:condition calcext:apply-style-name="Statut - NA" calcext:value="=&quot;NA&quot;" calcext:base-cell-address="P10.E4"/>
            <calcext:condition calcext:apply-style-name="Statut - NT" calcext:value="=&quot;NT&quot;" calcext:base-cell-address="P10.E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F42" table:display-filter-buttons="true"/>
        <table:database-range table:name="__Anonymous_Sheet_DB__5" table:target-range-address="P01.A3:P01.F37" table:display-filter-buttons="true"/>
        <table:database-range table:name="__Anonymous_Sheet_DB__6" table:target-range-address="P02.A3:P02.F37" table:display-filter-buttons="true"/>
        <table:database-range table:name="__Anonymous_Sheet_DB__7" table:target-range-address="P03.A3:P03.F37" table:display-filter-buttons="true"/>
        <table:database-range table:name="__Anonymous_Sheet_DB__8" table:target-range-address="P04.A3:P04.F37" table:display-filter-buttons="true"/>
        <table:database-range table:name="__Anonymous_Sheet_DB__9" table:target-range-address="P05.A3:P05.F37" table:display-filter-buttons="true"/>
        <table:database-range table:name="__Anonymous_Sheet_DB__10" table:target-range-address="P06.A3:P06.F37" table:display-filter-buttons="true"/>
        <table:database-range table:name="__Anonymous_Sheet_DB__11" table:target-range-address="P07.A3:P07.F37" table:display-filter-buttons="true"/>
        <table:database-range table:name="__Anonymous_Sheet_DB__12" table:target-range-address="P08.A3:P08.F37" table:display-filter-buttons="true"/>
        <table:database-range table:name="__Anonymous_Sheet_DB__13" table:target-range-address="P09.A3:P09.F37" table:display-filter-buttons="true"/>
        <table:database-range table:name="__Anonymous_Sheet_DB__14" table:target-range-address="P10.A3:P10.F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2-24">00/00/0000</text:date>, <text:time style:data-style-name="N2" text:time-value="15:07:16.709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24T15:15:25.553000000</dc:date>
    <meta:editing-duration>P2DT18H1M</meta:editing-duration>
    <meta:editing-cycles>146</meta:editing-cycles>
    <meta:generator>LibreOffice/7.2.5.2$Windows_X86_64 LibreOffice_project/499f9727c189e6ef3471021d6132d4c694f357e5</meta:generator>
    <meta:document-statistic meta:table-count="15" meta:cell-count="2704" meta:object-count="0"/>
  </office:meta>
</office:document-meta>
</file>